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299.7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153.04pt"/>
    </style:style>
    <style:style style:name="co10" style:family="table-column">
      <style:table-column-properties fo:break-before="auto" style:column-width="229.49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106.75pt"/>
    </style:style>
    <style:style style:name="co13" style:family="table-column">
      <style:table-column-properties fo:break-before="auto" style:column-width="88.24pt"/>
    </style:style>
    <style:style style:name="co14" style:family="table-column">
      <style:table-column-properties fo:break-before="auto" style:column-width="72.79pt"/>
    </style:style>
    <style:style style:name="co15" style:family="table-column">
      <style:table-column-properties fo:break-before="auto" style:column-width="97.51pt"/>
    </style:style>
    <style:style style:name="co16" style:family="table-column">
      <style:table-column-properties fo:break-before="auto" style:column-width="117.55pt"/>
    </style:style>
    <style:style style:name="co17" style:family="table-column">
      <style:table-column-properties fo:break-before="auto" style:column-width="105.19pt"/>
    </style:style>
    <style:style style:name="co18" style:family="table-column">
      <style:table-column-properties fo:break-before="auto" style:column-width="62.76pt"/>
    </style:style>
    <style:style style:name="co19" style:family="table-column">
      <style:table-column-properties fo:break-before="auto" style:column-width="58.9pt"/>
    </style:style>
    <style:style style:name="co20" style:family="table-column">
      <style:table-column-properties fo:break-before="auto" style:column-width="79.74pt"/>
    </style:style>
    <style:style style:name="co21" style:family="table-column">
      <style:table-column-properties fo:break-before="auto" style:column-width="203.24pt"/>
    </style:style>
    <style:style style:name="co22" style:family="table-column">
      <style:table-column-properties fo:break-before="auto" style:column-width="104.46pt"/>
    </style:style>
    <style:style style:name="co23" style:family="table-column">
      <style:table-column-properties fo:break-before="auto" style:column-width="92.1pt"/>
    </style:style>
    <style:style style:name="co24" style:family="table-column">
      <style:table-column-properties fo:break-before="auto" style:column-width="459.55pt"/>
    </style:style>
    <style:style style:name="co25" style:family="table-column">
      <style:table-column-properties fo:break-before="auto" style:column-width="34.95pt"/>
    </style:style>
    <style:style style:name="co26" style:family="table-column">
      <style:table-column-properties fo:break-before="auto" style:column-width="243.41pt"/>
    </style:style>
    <style:style style:name="co27" style:family="table-column">
      <style:table-column-properties fo:break-before="auto" style:column-width="85.89pt"/>
    </style:style>
    <style:style style:name="co28" style:family="table-column">
      <style:table-column-properties fo:break-before="auto" style:column-width="94.96pt"/>
    </style:style>
    <style:style style:name="co29" style:family="table-column">
      <style:table-column-properties fo:break-before="auto" style:column-width="93.6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103.66pt"/>
    </style:style>
    <style:style style:name="co32" style:family="table-column">
      <style:table-column-properties fo:break-before="auto" style:column-width="110.61pt"/>
    </style:style>
    <style:style style:name="co33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ffff00"/>
    </style:style>
    <style:style style:name="ce10" style:family="table-cell" style:parent-style-name="Default" style:data-style-name="N2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ffff00"/>
    </style:style>
    <style:style style:name="ce1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 style:data-style-name="N2">
      <style:table-cell-properties fo:background-color="#00ff00"/>
    </style:style>
    <style:style style:name="ce15" style:family="table-cell" style:parent-style-name="Default" style:data-style-name="N50"/>
    <style:style style:name="ce16" style:family="table-cell" style:parent-style-name="Default" style:data-style-name="N50">
      <style:table-cell-properties fo:background-color="#00ff00"/>
    </style:style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fo:background-color="#00ff00"/>
    </style:style>
  </office:automatic-styles>
  <office:body>
    <office:spreadsheet>
      <table:table table:name="Batteries" table:style-name="ta1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3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ce11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6" table:default-cell-style-name="ce2"/>
        <table:table-column table:style-name="co17" table:number-columns-repeated="3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LiPo Score</text:p>
          </table:table-cell>
          <table:table-cell table:style-name="ce1" office:value-type="string" calcext:value-type="string">
            <text:p>SLA Score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Base Price</text:p>
          </table:table-cell>
          <table:table-cell table:style-name="ce6" office:value-type="string" calcext:value-type="string">
            <text:p>Price for 12V</text:p>
          </table:table-cell>
          <table:table-cell table:style-name="ce8" office:value-type="string" calcext:value-type="string">
            <text:p>Dollar/energy density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mAh</text:p>
          </table:table-cell>
          <table:table-cell table:style-name="ce3" office:value-type="string" calcext:value-type="string">
            <text:p>Watt hours</text:p>
          </table:table-cell>
          <table:table-cell table:style-name="ce10" office:value-type="string" calcext:value-type="string">
            <text:p>Energy density (watt hours/kg)</text:p>
          </table:table-cell>
          <table:table-cell table:style-name="ce12" office:value-type="string" calcext:value-type="string">
            <text:p>Max theoretical energy density (watt hours/kg)</text:p>
          </table:table-cell>
          <table:table-cell table:style-name="ce3" office:value-type="string" calcext:value-type="string">
            <text:p>High availabilit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uilt-in charger?</text:p>
          </table:table-cell>
          <table:table-cell table:style-name="ce3" office:value-type="string" calcext:value-type="string">
            <text:p>Pass through</text:p>
          </table:table-cell>
          <table:table-cell table:style-name="ce3" office:value-type="string" calcext:value-type="string">
            <text:p>Onboard charger?</text:p>
          </table:table-cell>
          <table:table-cell table:style-name="ce3" office:value-type="string" calcext:value-type="string">
            <text:p>Peak discharge (C)</text:p>
          </table:table-cell>
          <table:table-cell table:style-name="ce3" office:value-type="string" calcext:value-type="string">
            <text:p>Max safe discharge (C)</text:p>
          </table:table-cell>
          <table:table-cell table:style-name="ce1" office:value-type="string" calcext:value-type="string">
            <text:p>Max safe discharge (A)</text:p>
          </table:table-cell>
          <table:table-cell table:style-name="ce3" office:value-type="string" calcext:value-type="string">
            <text:p>Charge plug</text:p>
          </table:table-cell>
          <table:table-cell table:style-name="ce3" office:value-type="string" calcext:value-type="string">
            <text:p>Discharge plug</text:p>
          </table:table-cell>
          <table:table-cell table:style-name="ce3" office:value-type="string" calcext:value-type="string">
            <text:p>Min discharge cyles</text:p>
          </table:table-cell>
          <table:table-cell table:style-name="ce3" office:value-type="string" calcext:value-type="string">
            <text:p>Weight (g)</text:p>
          </table:table-cell>
          <table:table-cell table:style-name="ce3" office:value-type="string" calcext:value-type="string">
            <text:p>Length (cm)</text:p>
          </table:table-cell>
          <table:table-cell table:style-name="ce3" office:value-type="string" calcext:value-type="string">
            <text:p>Width (cm)</text:p>
          </table:table-cell>
          <table:table-cell table:style-name="ce3" office:value-type="string" calcext:value-type="string">
            <text:p>Height (cm)</text:p>
          </table:table-cell>
          <table:table-cell table:style-name="ce3" office:value-type="string" calcext:value-type="string">
            <text:p>Volume (cm^3)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. Product Brand</text:p>
          </table:table-cell>
          <table:table-cell table:style-name="ce3" office:value-type="string" calcext:value-type="string">
            <text:p>Man. Product ID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991"/>
        </table:table-row>
        <table:table-row table:style-name="ro1">
          <table:table-cell table:formula="of:=((1-DOLLAR_WH_KG)*5 + (WATT_HOURS/37)*15) * (LENGTH &lt;= LENGTHMAX) * (WIDTH &lt;= WIDTHMAX) * (HEIGHT &lt;= HEIGHTMAX) * (VOLTAGE &gt;= 3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17.8805555555556" calcext:value-type="float">
            <text:p>17.88</text:p>
          </table:table-cell>
          <table:table-cell office:value-type="string" calcext:value-type="string">
            <text:p>UPG UBCD5745 SLA</text:p>
          </table:table-cell>
          <table:table-cell office:value-type="currency" office:currency="USD" office:value="40" calcext:value-type="currency">
            <text:p>$40.00</text:p>
          </table:table-cell>
          <table:table-cell table:formula="of:=[.D2] * (12/[.G2])" office:value-type="currency" office:currency="USD" office:value="40" calcext:value-type="currency">
            <text:p>$40.00</text:p>
          </table:table-cell>
          <table:table-cell table:formula="of:=PRICE/ENERGY_DENSITY * MAX(100/LIFE_CYCLES; 1)" office:value-type="currency" office:currency="USD" office:value="1.00796296296296" calcext:value-type="currency">
            <text:p>$1.01</text:p>
          </table:table-cell>
          <table:table-cell office:value-type="float" office:value="12" calcext:value-type="float">
            <text:p>12</text:p>
          </table:table-cell>
          <table:table-cell office:value-type="float" office:value="18000" calcext:value-type="float">
            <text:p>18000</text:p>
          </table:table-cell>
          <table:table-cell table:formula="of:=VOLTAGE*(MAH/1000)" office:value-type="float" office:value="216" calcext:value-type="float">
            <text:p>216</text:p>
          </table:table-cell>
          <table:table-cell table:formula="of:=WATT_HOURS/(WEIGHT/1000)" office:value-type="float" office:value="39.6839977953335" calcext:value-type="float">
            <text:p>39.68</text:p>
          </table:table-cell>
          <table:table-cell office:value-type="float" office:value="42" calcext:value-type="float">
            <text:p>4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led lead aci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443" calcext:value-type="float">
            <text:p>5443</text:p>
          </table:table-cell>
          <table:table-cell office:value-type="float" office:value="18.2" calcext:value-type="float">
            <text:p>18.2</text:p>
          </table:table-cell>
          <table:table-cell office:value-type="float" office:value="16.7" calcext:value-type="float">
            <text:p>16.7</text:p>
          </table:table-cell>
          <table:table-cell office:value-type="float" office:value="7.7" calcext:value-type="float">
            <text:p>7.7</text:p>
          </table:table-cell>
          <table:table-cell table:formula="of:=[.X2]*[.Y2]*[.Z2]" office:value-type="float" office:value="2340.338" calcext:value-type="float">
            <text:p>2340.338</text:p>
          </table:table-cell>
          <table:table-cell table:number-columns-repeated="3"/>
          <table:table-cell office:value-type="string" calcext:value-type="string">
            <text:p>https://www.amazon.com/UBCD5745-Sealed-Lead-Acid-Batteries/dp/B001DL7D1O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15.9412910714286" calcext:value-type="float">
            <text:p>15.94</text:p>
          </table:table-cell>
          <table:table-cell office:value-type="string" calcext:value-type="string">
            <text:p>12V 10AH Sealed Lead Acid</text:p>
          </table:table-cell>
          <table:table-cell office:value-type="currency" office:currency="USD" office:value="17" calcext:value-type="currency">
            <text:p>$17.00</text:p>
          </table:table-cell>
          <table:table-cell table:formula="of:=[.D3] * (12/[.G3])" office:value-type="currency" office:currency="USD" office:value="17" calcext:value-type="currency">
            <text:p>$17.00</text:p>
          </table:table-cell>
          <table:table-cell table:formula="of:=PRICE/ENERGY_DENSITY * MAX(100/LIFE_CYCLES; 1)" office:value-type="currency" office:currency="USD" office:value="0.403913928571429" calcext:value-type="currency">
            <text:p>$0.40</text:p>
          </table:table-cell>
          <table:table-cell office:value-type="float" office:value="12" calcext:value-type="float">
            <text:p>12</text:p>
          </table:table-cell>
          <table:table-cell office:value-type="float" office:value="7000" calcext:value-type="float">
            <text:p>7000</text:p>
          </table:table-cell>
          <table:table-cell table:formula="of:=VOLTAGE*(MAH/1000)" office:value-type="float" office:value="84" calcext:value-type="float">
            <text:p>84</text:p>
          </table:table-cell>
          <table:table-cell table:formula="of:=WATT_HOURS/(WEIGHT/1000)" office:value-type="float" office:value="42.0881747260511" calcext:value-type="float">
            <text:p>42.09</text:p>
          </table:table-cell>
          <table:table-cell office:value-type="float" office:value="42" calcext:value-type="float">
            <text:p>4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led lead aci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R3]" office:value-type="float" office:value="1.4" calcext:value-type="float">
            <text:p>1.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995.81" calcext:value-type="float">
            <text:p>1995.81</text:p>
          </table:table-cell>
          <table:table-cell office:value-type="float" office:value="15" calcext:value-type="float">
            <text:p>15</text:p>
          </table:table-cell>
          <table:table-cell office:value-type="float" office:value="6.48" calcext:value-type="float">
            <text:p>6.48</text:p>
          </table:table-cell>
          <table:table-cell office:value-type="float" office:value="9.32" calcext:value-type="float">
            <text:p>9.32</text:p>
          </table:table-cell>
          <table:table-cell table:formula="of:=[.X3]*[.Y3]*[.Z3]" office:value-type="float" office:value="905.904" calcext:value-type="float">
            <text:p>905.904</text:p>
          </table:table-cell>
          <table:table-cell table:number-columns-repeated="3"/>
          <table:table-cell office:value-type="string" calcext:value-type="string">
            <text:p>http://www.ebay.com/itm/1270-Verizon-FIOS-Relplacement-Battery-12V-7AH-SLA-Rechargeable-F1-Terminal/140959046137?_trksid=p5411.c100169.m2942&amp;_trkparms=aid%3D555012%26algo%3DPW.MBE%26ao%3D1%26asc%3D20140131123815%26meid%3D171873f20f2a4d9f896194f5e0036d82%26pid%3D100169%26rk%3D4%26rkt%3D11%26mehot%3Dpp%26sd%3D370921997007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3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14.55875" calcext:value-type="float">
            <text:p>14.56</text:p>
          </table:table-cell>
          <table:table-cell office:value-type="string" calcext:value-type="string">
            <text:p>UPG UB1250 SLA</text:p>
          </table:table-cell>
          <table:table-cell office:value-type="currency" office:currency="USD" office:value="15" calcext:value-type="currency">
            <text:p>$15.00</text:p>
          </table:table-cell>
          <table:table-cell table:formula="of:=[.D4] * (12/[.G4])" office:value-type="currency" office:currency="USD" office:value="15" calcext:value-type="currency">
            <text:p>$15.00</text:p>
          </table:table-cell>
          <table:table-cell table:formula="of:=PRICE/ENERGY_DENSITY * MAX(100/LIFE_CYCLES; 1)" office:value-type="currency" office:currency="USD" office:value="0.36275" calcext:value-type="currency">
            <text:p>$0.36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table:formula="of:=VOLTAGE*(MAH/1000)" office:value-type="float" office:value="60" calcext:value-type="float">
            <text:p>60</text:p>
          </table:table-cell>
          <table:table-cell table:formula="of:=WATT_HOURS/(WEIGHT/1000)" office:value-type="float" office:value="41.3507925568573" calcext:value-type="float">
            <text:p>41.35</text:p>
          </table:table-cell>
          <table:table-cell office:value-type="float" office:value="42" calcext:value-type="float">
            <text:p>4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led lead aci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451" calcext:value-type="float">
            <text:p>1451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X4]*[.Y4]*[.Z4]" office:value-type="float" office:value="674.1" calcext:value-type="float">
            <text:p>674.1</text:p>
          </table:table-cell>
          <table:table-cell table:number-columns-repeated="3"/>
          <table:table-cell office:value-type="string" calcext:value-type="string">
            <text:p>https://www.amazon.com/UB1250-Sealed-Lead-Acid-Batteries/dp/B001DL9IBC/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DC 12V 15000mAh Super Rechargeable Lithium-ion Battery Pack</text:p>
          </table:table-cell>
          <table:table-cell office:value-type="currency" office:currency="USD" office:value="29" calcext:value-type="currency">
            <text:p>$29.00</text:p>
          </table:table-cell>
          <table:table-cell table:formula="of:=[.D5] * (12/[.G5])" office:value-type="currency" office:currency="USD" office:value="29" calcext:value-type="currency">
            <text:p>$29.00</text:p>
          </table:table-cell>
          <table:table-cell table:formula="of:=PRICE/ENERGY_DENSITY * MAX(100/LIFE_CYCLES; 1)" office:value-type="currency" office:currency="USD" office:value="0.0783" calcext:value-type="currency">
            <text:p>$0.08</text:p>
          </table:table-cell>
          <table:table-cell office:value-type="float" office:value="12" calcext:value-type="float">
            <text:p>12</text:p>
          </table:table-cell>
          <table:table-cell office:value-type="float" office:value="15000" calcext:value-type="float">
            <text:p>15000</text:p>
          </table:table-cell>
          <table:table-cell table:formula="of:=VOLTAGE*(MAH/1000)" office:value-type="float" office:value="180" calcext:value-type="float">
            <text:p>180</text:p>
          </table:table-cell>
          <table:table-cell table:formula="of:=WATT_HOURS/(WEIGHT/1000)" office:value-type="float" office:value="370.37037037037" calcext:value-type="float">
            <text:p>370.3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style-name="ce5" office:value-type="float" office:value="0.16" calcext:value-type="float">
            <text:p>0.16</text:p>
          </table:table-cell>
          <table:table-cell table:formula="of:=MAH/1000 * [.R5]" office:value-type="float" office:value="2.4" calcext:value-type="float">
            <text:p>2.4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table:formula="of:=[.X5]*[.Y5]*[.Z5]" office:value-type="float" office:value="388.5" calcext:value-type="float">
            <text:p>388.5</text:p>
          </table:table-cell>
          <table:table-cell table:number-columns-repeated="2"/>
          <table:table-cell office:value-type="string" calcext:value-type="string">
            <text:p>DC12150</text:p>
          </table:table-cell>
          <table:table-cell office:value-type="string" calcext:value-type="string">
            <text:p>http://www.banggood.com/DC-12V-15000mAh-Super-Rechargeable-Protable-Lithium-ion-Battery-Pack-p-970196.html?currency=USD&amp;refreshTmp=1&amp;utm_source=google&amp;utm_medium=shopping&amp;utm_content=saul&amp;utm_campaign=Electronic-xiao-us&amp;gclid=CMuW0pWq1cQCFVc6gQodtnsAsg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Portable 12V Rechargeable 9800mAh Li-po Battery </text:p>
          </table:table-cell>
          <table:table-cell office:value-type="currency" office:currency="USD" office:value="35" calcext:value-type="currency">
            <text:p>$35.00</text:p>
          </table:table-cell>
          <table:table-cell table:formula="of:=[.D6] * (12/[.G6])" office:value-type="currency" office:currency="USD" office:value="35" calcext:value-type="currency">
            <text:p>$35.00</text:p>
          </table:table-cell>
          <table:table-cell table:formula="of:=PRICE/ENERGY_DENSITY * MAX(100/LIFE_CYCLES; 1)" office:value-type="currency" office:currency="USD" office:value="0.123214285714286" calcext:value-type="currency">
            <text:p>$0.12</text:p>
          </table:table-cell>
          <table:table-cell office:value-type="float" office:value="12" calcext:value-type="float">
            <text:p>12</text:p>
          </table:table-cell>
          <table:table-cell table:formula="of:=9800" office:value-type="float" office:value="9800" calcext:value-type="float">
            <text:p>9800</text:p>
          </table:table-cell>
          <table:table-cell table:formula="of:=VOLTAGE*(MAH/1000)" office:value-type="float" office:value="117.6" calcext:value-type="float">
            <text:p>117.6</text:p>
          </table:table-cell>
          <table:table-cell table:formula="of:=WATT_HOURS/(WEIGHT/1000)" office:value-type="float" office:value="284.057971014493" calcext:value-type="float">
            <text:p>284.0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R6]" office:value-type="float" office:value="1.96" calcext:value-type="float">
            <text:p>1.96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414" calcext:value-type="float">
            <text:p>414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X6]*[.Y6]*[.Z6]" office:value-type="float" office:value="218.4" calcext:value-type="float">
            <text:p>218.4</text:p>
          </table:table-cell>
          <table:table-cell office:value-type="string" calcext:value-type="string">
            <text:p>Shenzhen CEE Time Technology CO., LTD?</text:p>
          </table:table-cell>
          <table:table-cell/>
          <table:table-cell office:value-type="string" calcext:value-type="string">
            <text:p>T-12980/DC12980</text:p>
          </table:table-cell>
          <table:table-cell office:value-type="string" calcext:value-type="string">
            <text:p>http://www.ebay.com/itm/Portable-12V-Rechargeable-9800mAh-Li-po-Battery-for-CCTV-Camera-MP3-Cellphone-/121440154300?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12V 4000mAh Lithium-ion Super Rechargeable Battery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D7] * (12/[.G7])" office:value-type="currency" office:currency="USD" office:value="13" calcext:value-type="currency">
            <text:p>$13.00</text:p>
          </table:table-cell>
          <table:table-cell table:formula="of:=PRICE/ENERGY_DENSITY * MAX(100/LIFE_CYCLES; 1)" office:value-type="currency" office:currency="USD" office:value="0.0742083333333333" calcext:value-type="currency">
            <text:p>$0.07</text:p>
          </table:table-cell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table:formula="of:=VOLTAGE*(MAH/1000)" office:value-type="float" office:value="48" calcext:value-type="float">
            <text:p>48</text:p>
          </table:table-cell>
          <table:table-cell table:formula="of:=WATT_HOURS/(WEIGHT/1000)" office:value-type="float" office:value="175.182481751825" calcext:value-type="float">
            <text:p>175.1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R7]" office:value-type="float" office:value="0.8" calcext:value-type="float">
            <text:p>0.8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office:value-type="float" office:value="12.9" calcext:value-type="float">
            <text:p>12.9</text:p>
          </table:table-cell>
          <table:table-cell office:value-type="float" office:value="6.7" calcext:value-type="float">
            <text:p>6.7</text:p>
          </table:table-cell>
          <table:table-cell office:value-type="float" office:value="2.4" calcext:value-type="float">
            <text:p>2.4</text:p>
          </table:table-cell>
          <table:table-cell table:formula="of:=[.X7]*[.Y7]*[.Z7]" office:value-type="float" office:value="207.432" calcext:value-type="float">
            <text:p>207.432</text:p>
          </table:table-cell>
          <table:table-cell table:number-columns-repeated="2"/>
          <table:table-cell office:value-type="string" calcext:value-type="string">
            <text:p>DC12400</text:p>
          </table:table-cell>
          <table:table-cell office:value-type="string" calcext:value-type="string">
            <text:p>http://www.ebay.com/itm/12V-4000mAh-Lithium-ion-Super-Rechargeable-Battery-Pack-AC-Charger-SPC-2369-US/370921997007?_trksid=p2047675.c100009.m1982&amp;_trkparms=aid%3D777000%26algo%3DABA.MBE%26ao%3D1%26asc%3D29947%26meid%3D51b28492936a44de9ebb90f654a01a82%26pid%3D100009%26rk%3D1%26rkt%3D1%26mehot%3Dag%26sd%3D181653410858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12V 6800mah Li-ion Battery</text:p>
          </table:table-cell>
          <table:table-cell office:value-type="currency" office:currency="USD" office:value="17" calcext:value-type="currency">
            <text:p>$17.00</text:p>
          </table:table-cell>
          <table:table-cell table:formula="of:=[.D8] * (12/[.G8])" office:value-type="currency" office:currency="USD" office:value="17" calcext:value-type="currency">
            <text:p>$17.00</text:p>
          </table:table-cell>
          <table:table-cell table:formula="of:=PRICE/ENERGY_DENSITY * MAX(100/LIFE_CYCLES; 1)" office:value-type="currency" office:currency="USD" office:value="0.15625" calcext:value-type="currency">
            <text:p>$0.16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08.8" calcext:value-type="float">
            <text:p>108.8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MAH/1000 * [.R8]" office:value-type="float" office:value="0.453333333333333" calcext:value-type="float">
            <text:p>0.45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6.2" calcext:value-type="float">
            <text:p>6.2</text:p>
          </table:table-cell>
          <table:table-cell office:value-type="float" office:value="2.1" calcext:value-type="float">
            <text:p>2.1</text:p>
          </table:table-cell>
          <table:table-cell table:formula="of:=[.X8]*[.Y8]*[.Z8]" office:value-type="float" office:value="149.73" calcext:value-type="float">
            <text:p>149.73</text:p>
          </table:table-cell>
          <table:table-cell table:number-columns-repeated="2"/>
          <table:table-cell office:value-type="string" calcext:value-type="string">
            <text:p>DC12680</text:p>
          </table:table-cell>
          <table:table-cell office:value-type="string" calcext:value-type="string">
            <text:p>http://www.amazon.com/6800mAh-Capacity-Rechargeable-Lithium-Battery/dp/B00LKJGW20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12v 6800mAH Lithium-Ion Battery Pack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D9] * (12/[.G9])" office:value-type="currency" office:currency="USD" office:value="30" calcext:value-type="currency">
            <text:p>$30.00</text:p>
          </table:table-cell>
          <table:table-cell table:formula="of:=PRICE/ENERGY_DENSITY * MAX(100/LIFE_CYCLES; 1)" office:value-type="currency" office:currency="USD" office:value="0.178676470588235" calcext:value-type="currency">
            <text:p>$0.18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67.901234567901" calcext:value-type="float">
            <text:p>167.9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R9]" office:value-type="float" office:value="0.453333333333333" calcext:value-type="float">
            <text:p>0.45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62" calcext:value-type="float">
            <text:p>162</text:p>
          </table:table-cell>
          <table:table-cell office:value-type="float" office:value="11.5" calcext:value-type="float">
            <text:p>11.5</text:p>
          </table:table-cell>
          <table:table-cell office:value-type="float" office:value="6.2" calcext:value-type="float">
            <text:p>6.2</text:p>
          </table:table-cell>
          <table:table-cell office:value-type="float" office:value="2.1" calcext:value-type="float">
            <text:p>2.1</text:p>
          </table:table-cell>
          <table:table-cell table:formula="of:=[.X9]*[.Y9]*[.Z9]" office:value-type="float" office:value="149.73" calcext:value-type="float">
            <text:p>149.73</text:p>
          </table:table-cell>
          <table:table-cell table:number-columns-repeated="3"/>
          <table:table-cell office:value-type="string" calcext:value-type="string">
            <text:p>http://www.securityandselfdefensestore.com/index.php?option=com_virtuemart&amp;Itemid=107&amp;page=shop.product_details&amp;flypage=flypage.tpl&amp;product_id=1123&amp;category_id=4930&amp;gclid=CJ_Z_tOWrsQCFdckgQodSbYArw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table:style-name="ce4" office:value-type="string" calcext:value-type="string">
            <text:p>12V Rechargeable 3000mAh Li-ion Battery Pack 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[.D10] * (12/[.G10])" office:value-type="currency" office:currency="USD" office:value="14" calcext:value-type="currency">
            <text:p>$14.00</text:p>
          </table:table-cell>
          <table:table-cell table:formula="of:=PRICE/ENERGY_DENSITY * MAX(100/LIFE_CYCLES; 1)" office:value-type="currency" office:currency="USD" office:value="0.121333333333333" calcext:value-type="currency">
            <text:p>$0.12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8" calcext:value-type="float">
            <text:p>18</text:p>
          </table:table-cell>
          <table:table-cell table:formula="of:=WATT_HOURS/(WEIGHT/1000)" office:value-type="float" office:value="115.384615384615" calcext:value-type="float">
            <text:p>115.3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table:formula="of:=[.X10]*[.Y10]*[.Z10]" office:value-type="float" office:value="72.9" calcext:value-type="float">
            <text:p>72.9</text:p>
          </table:table-cell>
          <table:table-cell table:number-columns-repeated="2"/>
          <table:table-cell office:value-type="string" calcext:value-type="string">
            <text:p>DC12300</text:p>
          </table:table-cell>
          <table:table-cell office:value-type="string" calcext:value-type="string">
            <text:p>http://www.amazon.com/gp/product/B00WVW086Q?psc=1&amp;redirect=true&amp;ref_=od_aui_detailpages00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ZIPPY 5200mAh 2S2P 30C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D11] * (12/[.G11])" office:value-type="currency" office:currency="USD" office:value="34.054054054054" calcext:value-type="currency">
            <text:p>$34.05</text:p>
          </table:table-cell>
          <table:table-cell table:formula="of:=PRICE/ENERGY_DENSITY * MAX(100/LIFE_CYCLES; 1)" office:value-type="currency" office:currency="USD" office:value="0.277883913019048" calcext:value-type="currency">
            <text:p>$0.28</text:p>
          </table:table-cell>
          <table:table-cell office:value-type="float" office:value="7.4" calcext:value-type="float">
            <text:p>7.4</text:p>
          </table:table-cell>
          <table:table-cell office:value-type="float" office:value="5200" calcext:value-type="float">
            <text:p>5200</text:p>
          </table:table-cell>
          <table:table-cell table:formula="of:=VOLTAGE*(MAH/1000)" office:value-type="float" office:value="38.48" calcext:value-type="float">
            <text:p>38.48</text:p>
          </table:table-cell>
          <table:table-cell table:formula="of:=WATT_HOURS/(WEIGHT/1000)" office:value-type="float" office:value="122.547770700637" calcext:value-type="float">
            <text:p>122.5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ST-XH</text:p>
          </table:table-cell>
          <table:table-cell office:value-type="string" calcext:value-type="string">
            <text:p>HXT4mm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13.7" calcext:value-type="float">
            <text:p>13.7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formula="of:=[.X11]*[.Y11]*[.Z11]" office:value-type="float" office:value="157.55" calcext:value-type="float">
            <text:p>157.55</text:p>
          </table:table-cell>
          <table:table-cell table:number-columns-repeated="3"/>
          <table:table-cell office:value-type="string" calcext:value-type="string">
            <text:p>http://www.hobbyking.com/hobbyking/store/__21000__ZIPPY_5200mAh_2S2P_30C_hardcase_pack_ROAR_APPROVED_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5.7638056975895" calcext:value-type="float">
            <text:p>15.76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table:style-name="ce5" office:value-type="string" calcext:value-type="string">
            <text:p>ZIPPY Flightmax 2500mAh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D12] * (12/[.G12])" office:value-type="currency" office:currency="USD" office:value="17.2972972972973" calcext:value-type="currency">
            <text:p>$17.30</text:p>
          </table:table-cell>
          <table:table-cell table:formula="of:=PRICE/ENERGY_DENSITY * MAX(100/LIFE_CYCLES; 1)" office:value-type="currency" office:currency="USD" office:value="0.0972388604821037" calcext:value-type="currency">
            <text:p>$0.10</text:p>
          </table:table-cell>
          <table:table-cell office:value-type="float" office:value="11.1" calcext:value-type="float">
            <text:p>11.1</text:p>
          </table:table-cell>
          <table:table-cell office:value-type="float" office:value="2500" calcext:value-type="float">
            <text:p>2500</text:p>
          </table:table-cell>
          <table:table-cell table:formula="of:=VOLTAGE*(MAH/1000)" office:value-type="float" office:value="27.75" calcext:value-type="float">
            <text:p>27.75</text:p>
          </table:table-cell>
          <table:table-cell table:formula="of:=WATT_HOURS/(WEIGHT/1000)" office:value-type="float" office:value="177.884615384615" calcext:value-type="float">
            <text:p>177.8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JST-XH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6" calcext:value-type="float">
            <text:p>156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table:formula="of:=[.X12]*[.Y12]*[.Y12]" office:value-type="float" office:value="95.139" calcext:value-type="float">
            <text:p>95.139</text:p>
          </table:table-cell>
          <table:table-cell table:number-columns-repeated="3"/>
          <table:table-cell office:value-type="string" calcext:value-type="string">
            <text:p>https://hobbyking.com/hobbyking/store/__6955__ZIPPY_Flightmax_2500mAh_Transmitter_Pack_Futaba_JR_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3600mAh 2S 12C Lipo Receiver Pack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D13] * (12/[.G13])" office:value-type="currency" office:currency="USD" office:value="32.4324324324324" calcext:value-type="currency">
            <text:p>$32.43</text:p>
          </table:table-cell>
          <table:table-cell table:formula="of:=PRICE/ENERGY_DENSITY * MAX(100/LIFE_CYCLES; 1)" office:value-type="currency" office:currency="USD" office:value="0.200876552227904" calcext:value-type="currency">
            <text:p>$0.20</text:p>
          </table:table-cell>
          <table:table-cell office:value-type="float" office:value="7.4" calcext:value-type="float">
            <text:p>7.4</text:p>
          </table:table-cell>
          <table:table-cell office:value-type="float" office:value="3600" calcext:value-type="float">
            <text:p>3600</text:p>
          </table:table-cell>
          <table:table-cell table:formula="of:=VOLTAGE*(MAH/1000)" office:value-type="float" office:value="26.64" calcext:value-type="float">
            <text:p>26.64</text:p>
          </table:table-cell>
          <table:table-cell table:formula="of:=WATT_HOURS/(WEIGHT/1000)" office:value-type="float" office:value="161.454545454545" calcext:value-type="float">
            <text:p>161.4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R style</text:p>
          </table:table-cell>
          <table:table-cell office:value-type="float" office:value="300" calcext:value-type="float">
            <text:p>300</text:p>
          </table:table-cell>
          <table:table-cell office:value-type="float" office:value="165" calcext:value-type="float">
            <text:p>165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table:formula="of:=[.X13]*[.Y13]*[.Z13]"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http://www.hobbyking.com/hobbyking/store/__28006__Turnigy_3600mAh_2S_12C_Lipo_Receiver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4.4838590433185" calcext:value-type="float">
            <text:p>14.48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2200mAh 3S 20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D14] * (12/[.G14])" office:value-type="currency" office:currency="USD" office:value="10.8108108108108" calcext:value-type="currency">
            <text:p>$10.81</text:p>
          </table:table-cell>
          <table:table-cell table:formula="of:=PRICE/ENERGY_DENSITY * MAX(100/LIFE_CYCLES; 1)" office:value-type="currency" office:currency="USD" office:value="0.0832281913362994" calcext:value-type="currency">
            <text:p>$0.08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29.893617021277" calcext:value-type="float">
            <text:p>129.89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88" calcext:value-type="float">
            <text:p>188</text:p>
          </table:table-cell>
          <table:table-cell office:value-type="float" office:value="10.3" calcext:value-type="float">
            <text:p>10.3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table:formula="of:=[.X14]*[.Y14]*[.Z14]" office:value-type="float" office:value="81.576" calcext:value-type="float">
            <text:p>81.576</text:p>
          </table:table-cell>
          <table:table-cell table:number-columns-repeated="3"/>
          <table:table-cell office:value-type="string" calcext:value-type="string">
            <text:p>https://hobbyking.com/en_us/turnigy-2200mah-3s-20c-lipo-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2200mAh 3S 25C Lipo Pack</text:p>
          </table:table-cell>
          <table:table-cell office:value-type="currency" office:currency="USD" office:value="11" calcext:value-type="currency">
            <text:p>$11.00</text:p>
          </table:table-cell>
          <table:table-cell table:formula="of:=[.D15] * (12/[.G15])" office:value-type="currency" office:currency="USD" office:value="11.8918918918919" calcext:value-type="currency">
            <text:p>$11.89</text:p>
          </table:table-cell>
          <table:table-cell table:formula="of:=PRICE/ENERGY_DENSITY * MAX(100/LIFE_CYCLES; 1)" office:value-type="currency" office:currency="USD" office:value="0.0915510104699294" calcext:value-type="currency">
            <text:p>$0.09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29.893617021277" calcext:value-type="float">
            <text:p>129.89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MAH/1000 * [.R15]" office:value-type="float" office:value="55" calcext:value-type="float">
            <text:p>5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88" calcext:value-type="float">
            <text:p>188</text:p>
          </table:table-cell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table:formula="of:=[.X15]*[.Y15]*[.Z15]" office:value-type="float" office:value="83.16" calcext:value-type="float">
            <text:p>83.16</text:p>
          </table:table-cell>
          <table:table-cell table:number-columns-repeated="3"/>
          <table:table-cell office:value-type="string" calcext:value-type="string">
            <text:p>http://www.hobbyking.com/hobbyking/store/__8934__Turnigy_2200mAh_3S_25C_Lipo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ZIPPY Flightmax 2200mAh 3S1P 40C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[.D16] * (12/[.G16])" office:value-type="currency" office:currency="USD" office:value="15.1351351351351" calcext:value-type="currency">
            <text:p>$15.14</text:p>
          </table:table-cell>
          <table:table-cell table:formula="of:=PRICE/ENERGY_DENSITY * MAX(100/LIFE_CYCLES; 1)" office:value-type="currency" office:currency="USD" office:value="0.128295371538615" calcext:value-type="currency">
            <text:p>$0.13</text:p>
          </table:table-cell>
          <table:table-cell office:value-type="float" office:value="11.1" calcext:value-type="float">
            <text:p>11.1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17.971014492754" calcext:value-type="float">
            <text:p>117.9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207" calcext:value-type="float">
            <text:p>207</text:p>
          </table:table-cell>
          <table:table-cell office:value-type="float" office:value="10.5" calcext:value-type="float">
            <text:p>10.5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table:formula="of:=[.X16]*[.Y16]*[.Z16]" office:value-type="float" office:value="95.55" calcext:value-type="float">
            <text:p>95.55</text:p>
          </table:table-cell>
          <table:table-cell table:number-columns-repeated="3"/>
          <table:table-cell office:value-type="string" calcext:value-type="string">
            <text:p>http://www.hobbyking.com/hobbyking/store/__9942__ZIPPY_Flightmax_2200mAh_3S1P_40C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3.0401753104456" calcext:value-type="float">
            <text:p>13.04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table:style-name="ce5" office:value-type="string" calcext:value-type="string">
            <text:p>Turnigy nano-tech 3000mAh 2S2P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D17] * (12/[.G17])" office:value-type="currency" office:currency="USD" office:value="29.1891891891892" calcext:value-type="currency">
            <text:p>$29.19</text:p>
          </table:table-cell>
          <table:table-cell table:formula="of:=PRICE/ENERGY_DENSITY * MAX(100/LIFE_CYCLES; 1)" office:value-type="currency" office:currency="USD" office:value="0.191964937910884" calcext:value-type="currency">
            <text:p>$0.19</text:p>
          </table:table-cell>
          <table:table-cell office:value-type="float" office:value="7.4" calcext:value-type="float">
            <text:p>7.4</text:p>
          </table:table-cell>
          <table:table-cell office:value-type="float" office:value="3000" calcext:value-type="float">
            <text:p>3000</text:p>
          </table:table-cell>
          <table:table-cell table:formula="of:=VOLTAGE*(MAH/1000)" office:value-type="float" office:value="22.2" calcext:value-type="float">
            <text:p>22.2</text:p>
          </table:table-cell>
          <table:table-cell table:formula="of:=WATT_HOURS/(WEIGHT/1000)" office:value-type="float" office:value="152.054794520548" calcext:value-type="float">
            <text:p>152.0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office:value-type="float" office:value="8.8" calcext:value-type="float">
            <text:p>8.8</text:p>
          </table:table-cell>
          <table:table-cell office:value-type="float" office:value="3.4" calcext:value-type="float">
            <text:p>3.4</text:p>
          </table:table-cell>
          <table:table-cell office:value-type="float" office:value="2.5" calcext:value-type="float">
            <text:p>2.5</text:p>
          </table:table-cell>
          <table:table-cell table:formula="of:=[.X17]*[.Y17]*[.Z17]" office:value-type="float" office:value="74.8" calcext:value-type="float">
            <text:p>74.8</text:p>
          </table:table-cell>
          <table:table-cell table:number-columns-repeated="3"/>
          <table:table-cell office:value-type="string" calcext:value-type="string">
            <text:p>http://www.hobbyking.com/hobbyking/store/__23821__Turnigy_nano_tech_3000mAh_2S2P_20_40C_Lipo_Receiver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1.0799245191137" calcext:value-type="float">
            <text:p>11.08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nano-tech 1500mah 3S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D18] * (12/[.G18])" office:value-type="currency" office:currency="USD" office:value="17.2972972972973" calcext:value-type="currency">
            <text:p>$17.30</text:p>
          </table:table-cell>
          <table:table-cell table:formula="of:=PRICE/ENERGY_DENSITY * MAX(100/LIFE_CYCLES; 1)" office:value-type="currency" office:currency="USD" office:value="0.134015096177258" calcext:value-type="currency">
            <text:p>$0.13</text:p>
          </table:table-cell>
          <table:table-cell office:value-type="float" office:value="11.1" calcext:value-type="float">
            <text:p>11.1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6.65" calcext:value-type="float">
            <text:p>16.65</text:p>
          </table:table-cell>
          <table:table-cell table:formula="of:=WATT_HOURS/(WEIGHT/1000)" office:value-type="float" office:value="129.06976744186" calcext:value-type="float">
            <text:p>129.0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8.8" calcext:value-type="float">
            <text:p>8.8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table:formula="of:=[.X18]*[.Y18]*[.Z18]" office:value-type="float" office:value="62.832" calcext:value-type="float">
            <text:p>62.832</text:p>
          </table:table-cell>
          <table:table-cell table:number-columns-repeated="3"/>
          <table:table-cell office:value-type="string" calcext:value-type="string">
            <text:p>http://www.hobbyking.com/hobbyking/store/__26453__Turnigy_nano_tech_1500mah_3S_35_70C_Lipo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10.3020452885318" calcext:value-type="float">
            <text:p>10.3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nano-tech 2000mAh 2S1P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D19] * (12/[.G19])" office:value-type="currency" office:currency="USD" office:value="21.0810810810811" calcext:value-type="currency">
            <text:p>$21.08</text:p>
          </table:table-cell>
          <table:table-cell table:formula="of:=PRICE/ENERGY_DENSITY * MAX(100/LIFE_CYCLES; 1)" office:value-type="currency" office:currency="USD" office:value="0.139590942293645" calcext:value-type="currency">
            <text:p>$0.14</text:p>
          </table:table-cell>
          <table:table-cell office:value-type="float" office:value="7.4" calcext:value-type="float">
            <text:p>7.4</text:p>
          </table:table-cell>
          <table:table-cell office:value-type="float" office:value="2000" calcext:value-type="float">
            <text:p>2000</text:p>
          </table:table-cell>
          <table:table-cell table:formula="of:=VOLTAGE*(MAH/1000)" office:value-type="float" office:value="14.8" calcext:value-type="float">
            <text:p>14.8</text:p>
          </table:table-cell>
          <table:table-cell table:formula="of:=WATT_HOURS/(WEIGHT/1000)" office:value-type="float" office:value="151.020408163265" calcext:value-type="float">
            <text:p>151.02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  <table:table-cell office:value-type="float" office:value="8.7" calcext:value-type="float">
            <text:p>8.7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table:formula="of:=[.X19]*[.Y19]*[.Z19]" office:value-type="float" office:value="50.286" calcext:value-type="float">
            <text:p>50.286</text:p>
          </table:table-cell>
          <table:table-cell table:number-columns-repeated="3"/>
          <table:table-cell office:value-type="string" calcext:value-type="string">
            <text:p>http://www.hobbyking.com/hobbyking/store/__23820__Turnigy_nano_tech_2000mAh_2S1P_20_40C_Lipo_Receiver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1800mAh 2S 12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D20] * (12/[.G20])" office:value-type="currency" office:currency="USD" office:value="16.2162162162162" calcext:value-type="currency">
            <text:p>$16.22</text:p>
          </table:table-cell>
          <table:table-cell table:formula="of:=PRICE/ENERGY_DENSITY * MAX(100/LIFE_CYCLES; 1)" office:value-type="currency" office:currency="USD" office:value="0.11200389578768" calcext:value-type="currency">
            <text:p>$0.11</text:p>
          </table:table-cell>
          <table:table-cell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formula="of:=VOLTAGE*(MAH/1000)" office:value-type="float" office:value="13.32" calcext:value-type="float">
            <text:p>13.32</text:p>
          </table:table-cell>
          <table:table-cell table:formula="of:=WATT_HOURS/(WEIGHT/1000)" office:value-type="float" office:value="144.782608695652" calcext:value-type="float">
            <text:p>144.7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R style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formula="of:=[.X20]*[.Y20]*[.Z20]" office:value-type="float" office:value="44.8" calcext:value-type="float">
            <text:p>44.8</text:p>
          </table:table-cell>
          <table:table-cell table:number-columns-repeated="3"/>
          <table:table-cell office:value-type="string" calcext:value-type="string">
            <text:p>http://www.hobbyking.com/hobbyking/store/__28005__Turnigy_1800mAh_2S_12C_Lipo_Receiver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9.62563055901689" calcext:value-type="float">
            <text:p>9.63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table:style-name="ce4" office:value-type="string" calcext:value-type="string">
            <text:p>Turnigy 1700mAh 2S 20C Lipo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D21] * (12/[.G21])" office:value-type="currency" office:currency="USD" office:value="12.972972972973" calcext:value-type="currency">
            <text:p>$12.97</text:p>
          </table:table-cell>
          <table:table-cell table:formula="of:=PRICE/ENERGY_DENSITY * MAX(100/LIFE_CYCLES; 1)" office:value-type="currency" office:currency="USD" office:value="0.0948738881966227" calcext:value-type="currency">
            <text:p>$0.09</text:p>
          </table:table-cell>
          <table:table-cell office:value-type="float" office:value="7.4" calcext:value-type="float">
            <text:p>7.4</text:p>
          </table:table-cell>
          <table:table-cell office:value-type="float" office:value="1700" calcext:value-type="float">
            <text:p>1700</text:p>
          </table:table-cell>
          <table:table-cell table:formula="of:=VOLTAGE*(MAH/1000)" office:value-type="float" office:value="12.58" calcext:value-type="float">
            <text:p>12.58</text:p>
          </table:table-cell>
          <table:table-cell table:formula="of:=WATT_HOURS/(WEIGHT/1000)" office:value-type="float" office:value="136.739130434783" calcext:value-type="float">
            <text:p>136.7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MAH/1000 * [.R21]" office:value-type="float" office:value="34" calcext:value-type="float">
            <text:p>34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  <table:table-cell office:value-type="float" office:value="9.1" calcext:value-type="float">
            <text:p>9.1</text:p>
          </table:table-cell>
          <table:table-cell office:value-type="float" office:value="2.65" calcext:value-type="float">
            <text:p>2.65</text:p>
          </table:table-cell>
          <table:table-cell office:value-type="float" office:value="1.8" calcext:value-type="float">
            <text:p>1.8</text:p>
          </table:table-cell>
          <table:table-cell table:formula="of:=[.X21]*[.Y21]*[.Z21]" office:value-type="float" office:value="43.407" calcext:value-type="float">
            <text:p>43.407</text:p>
          </table:table-cell>
          <table:table-cell table:number-columns-repeated="3"/>
          <table:table-cell office:value-type="string" calcext:value-type="string">
            <text:p>http://www.hobbyking.com/hobbyking/store/__15088__Turnigy_1700mAh_2S_20C_Lipo_Pack_Suits_1_16th_Monster_Beatle_SCT_Buggy_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9.23216459702946" calcext:value-type="float">
            <text:p>9.23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ZIPPY Compact 1000mAh 3S 25C Lipo</text:p>
          </table:table-cell>
          <table:table-cell office:value-type="currency" office:currency="USD" office:value="5.5" calcext:value-type="currency">
            <text:p>$5.50</text:p>
          </table:table-cell>
          <table:table-cell table:formula="of:=[.D22] * (12/[.G22])" office:value-type="currency" office:currency="USD" office:value="5.94594594594595" calcext:value-type="currency">
            <text:p>$5.95</text:p>
          </table:table-cell>
          <table:table-cell table:formula="of:=PRICE/ENERGY_DENSITY * MAX(100/LIFE_CYCLES; 1)" office:value-type="currency" office:currency="USD" office:value="0.0535670805941076" calcext:value-type="currency">
            <text:p>$0.05</text:p>
          </table:table-cell>
          <table:table-cell office:value-type="float" office:value="11.1" calcext:value-type="float">
            <text:p>11.1</text:p>
          </table:table-cell>
          <table:table-cell office:value-type="float" office:value="1000" calcext:value-type="float">
            <text:p>10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21.978021978022" calcext:value-type="float">
            <text:p>121.9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table:formula="of:=[.X22]*[.Y22]*[.Z22]" office:value-type="float" office:value="50.32" calcext:value-type="float">
            <text:p>50.32</text:p>
          </table:table-cell>
          <table:table-cell table:number-columns-repeated="3"/>
          <table:table-cell office:value-type="string" calcext:value-type="string">
            <text:p>http://www.hobbyking.com/hobbyking/store/__21334__ZIPPY_Compact_1000mAh_3S_25C_Lipo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8.94777209642075" calcext:value-type="float">
            <text:p>8.95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1500mAh 2S 25C Lipoly</text:p>
          </table:table-cell>
          <table:table-cell office:value-type="currency" office:currency="USD" office:value="9" calcext:value-type="currency">
            <text:p>$9.00</text:p>
          </table:table-cell>
          <table:table-cell table:formula="of:=[.D23] * (12/[.G23])" office:value-type="currency" office:currency="USD" office:value="14.5945945945946" calcext:value-type="currency">
            <text:p>$14.59</text:p>
          </table:table-cell>
          <table:table-cell table:formula="of:=PRICE/ENERGY_DENSITY * MAX(100/LIFE_CYCLES; 1)" office:value-type="currency" office:currency="USD" office:value="0.110445580715851" calcext:value-type="currency">
            <text:p>$0.11</text:p>
          </table:table-cell>
          <table:table-cell office:value-type="float" office:value="7.4" calcext:value-type="float">
            <text:p>7.4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32.142857142857" calcext:value-type="float">
            <text:p>132.1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MAH/1000 * [.R23]" office:value-type="float" office:value="37.5" calcext:value-type="float">
            <text:p>37.5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JST</text:p>
          </table:table-cell>
          <table:table-cell office:value-type="float" office:value="300" calcext:value-type="float">
            <text:p>300</text:p>
          </table:table-cell>
          <table:table-cell office:value-type="float" office:value="84" calcext:value-type="float">
            <text:p>84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table:formula="of:=[.X23]*[.Y23]*[.Z23]" office:value-type="float" office:value="44.517" calcext:value-type="float">
            <text:p>44.517</text:p>
          </table:table-cell>
          <table:table-cell table:number-columns-repeated="3"/>
          <table:table-cell office:value-type="string" calcext:value-type="string">
            <text:p>http://www.hobbyking.com/hobbyking/store/__26564__Turnigy_1500mAh_2S_25C_Lipoly_Battery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nano-tech 1500mah 2S 35~70C Lipo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D24] * (12/[.G24])" office:value-type="currency" office:currency="USD" office:value="16.2162162162162" calcext:value-type="currency">
            <text:p>$16.22</text:p>
          </table:table-cell>
          <table:table-cell table:formula="of:=PRICE/ENERGY_DENSITY * MAX(100/LIFE_CYCLES; 1)" office:value-type="currency" office:currency="USD" office:value="0.132943754565376" calcext:value-type="currency">
            <text:p>$0.13</text:p>
          </table:table-cell>
          <table:table-cell office:value-type="float" office:value="7.4" calcext:value-type="float">
            <text:p>7.4</text:p>
          </table:table-cell>
          <table:table-cell office:value-type="float" office:value="1500" calcext:value-type="float">
            <text:p>1500</text:p>
          </table:table-cell>
          <table:table-cell table:formula="of:=VOLTAGE*(MAH/1000)" office:value-type="float" office:value="11.1" calcext:value-type="float">
            <text:p>11.1</text:p>
          </table:table-cell>
          <table:table-cell table:formula="of:=WATT_HOURS/(WEIGHT/1000)" office:value-type="float" office:value="121.978021978022" calcext:value-type="float">
            <text:p>121.9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MAH/1000 * [.R24]" office:value-type="float" office:value="52.5" calcext:value-type="float">
            <text:p>52.5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table:formula="of:=[.X24]*[.Y24]*[.Z24]" office:value-type="float" office:value="41.65" calcext:value-type="float">
            <text:p>41.65</text:p>
          </table:table-cell>
          <table:table-cell table:number-columns-repeated="3"/>
          <table:table-cell office:value-type="string" calcext:value-type="string">
            <text:p>http://www.hobbyking.com/hobbyking/store/__26452__Turnigy_nano_tech_1500mah_2S_35_70C_Lipo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8.38755408214868" calcext:value-type="float">
            <text:p>8.39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1300mAh 2S 20C Lipo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D25] * (12/[.G25])" office:value-type="currency" office:currency="USD" office:value="12.972972972973" calcext:value-type="currency">
            <text:p>$12.97</text:p>
          </table:table-cell>
          <table:table-cell table:formula="of:=PRICE/ENERGY_DENSITY * MAX(100/LIFE_CYCLES; 1)" office:value-type="currency" office:currency="USD" office:value="0.102489183570265" calcext:value-type="currency">
            <text:p>$0.10</text:p>
          </table:table-cell>
          <table:table-cell office:value-type="float" office:value="7.4" calcext:value-type="float">
            <text:p>7.4</text:p>
          </table:table-cell>
          <table:table-cell office:value-type="float" office:value="1300" calcext:value-type="float">
            <text:p>1300</text:p>
          </table:table-cell>
          <table:table-cell table:formula="of:=VOLTAGE*(MAH/1000)" office:value-type="float" office:value="9.62" calcext:value-type="float">
            <text:p>9.62</text:p>
          </table:table-cell>
          <table:table-cell table:formula="of:=WATT_HOURS/(WEIGHT/1000)" office:value-type="float" office:value="126.578947368421" calcext:value-type="float">
            <text:p>126.5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MAH/1000 * [.R25]" office:value-type="float" office:value="26" calcext:value-type="float">
            <text:p>26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XT60 </text:p>
          </table:table-cell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formula="of:=[.X25]*[.Y25]*[.Z25]" office:value-type="float" office:value="37.8" calcext:value-type="float">
            <text:p>37.8</text:p>
          </table:table-cell>
          <table:table-cell table:number-columns-repeated="3"/>
          <table:table-cell office:value-type="string" calcext:value-type="string">
            <text:p>http://www.hobbyking.com/hobbyking/store/__15087__Turnigy_1300mAh_2S_20C_Lipo_Pack_Suit_1_18th_Truck_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XTPower 10000mAh External Battery Pack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D26] * (12/[.G26])" office:value-type="currency" office:currency="USD" office:value="50" calcext:value-type="currency">
            <text:p>$50.00</text:p>
          </table:table-cell>
          <table:table-cell table:formula="of:=PRICE/ENERGY_DENSITY * MAX(100/LIFE_CYCLES; 1)" office:value-type="currency" office:currency="USD" office:value="0.19489247311828" calcext:value-type="currency">
            <text:p>$0.19</text:p>
          </table:table-cell>
          <table:table-cell office:value-type="float" office:value="12" calcext:value-type="float">
            <text:p>12</text:p>
          </table:table-cell>
          <table:table-cell table:formula="of:=2100*2+2000" office:value-type="float" office:value="6200" calcext:value-type="float">
            <text:p>6200</text:p>
          </table:table-cell>
          <table:table-cell table:formula="of:=VOLTAGE*(MAH/1000)" office:value-type="float" office:value="74.4" calcext:value-type="float">
            <text:p>74.4</text:p>
          </table:table-cell>
          <table:table-cell table:formula="of:=WATT_HOURS/(WEIGHT/1000)" office:value-type="float" office:value="256.551724137931" calcext:value-type="float">
            <text:p>256.55</text:p>
          </table:table-cell>
          <table:table-cell office:value-type="float" office:value="265" calcext:value-type="float">
            <text:p>265.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MAH/1000 * [.R26]" office:value-type="float" office:value="0" calcext:value-type="float">
            <text:p>0.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90" calcext:value-type="float">
            <text:p>290</text:p>
          </table:table-cell>
          <table:table-cell table:number-columns-repeated="4"/>
          <table:table-cell office:value-type="string" calcext:value-type="string">
            <text:p>XTPower</text:p>
          </table:table-cell>
          <table:table-cell table:number-columns-repeated="2"/>
          <table:table-cell office:value-type="string" calcext:value-type="string">
            <text:p>http://www.amazon.com/XTPower-10000mAh-Recorders-Sensation-Connectors/dp/B00935L44E/ref=sr_1_1?ie=UTF8&amp;qid=1427564361&amp;sr=8-1&amp;keywords=Lipo+12V+battery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Lithium Ion Cylindrical Battery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D27] * (12/[.G27])" office:value-type="currency" office:currency="USD" office:value="32.4324324324324" calcext:value-type="currency">
            <text:p>$32.43</text:p>
          </table:table-cell>
          <table:table-cell table:formula="of:=PRICE/ENERGY_DENSITY * MAX(100/LIFE_CYCLES; 1)" office:value-type="currency" office:currency="USD" office:value="0.183279102198021" calcext:value-type="currency">
            <text:p>$0.18</text:p>
          </table:table-cell>
          <table:table-cell office:value-type="float" office:value="3.7" calcext:value-type="float">
            <text:p>3.7</text:p>
          </table:table-cell>
          <table:table-cell office:value-type="float" office:value="2200" calcext:value-type="float">
            <text:p>2200</text:p>
          </table:table-cell>
          <table:table-cell table:formula="of:=VOLTAGE*(MAH/1000)" office:value-type="float" office:value="8.14" calcext:value-type="float">
            <text:p>8.14</text:p>
          </table:table-cell>
          <table:table-cell table:formula="of:=WATT_HOURS/(WEIGHT/1000)" office:value-type="float" office:value="176.95652173913" calcext:value-type="float">
            <text:p>176.9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MAH/1000 * [.R27]" office:value-type="float" office:value="1.1" calcext:value-type="float">
            <text:p>1.10</text:p>
          </table:table-cell>
          <table:table-cell table:number-columns-repeated="2" office:value-type="string" calcext:value-type="string">
            <text:p>JST-XH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1.8" calcext:value-type="float">
            <text:p>1.8</text:p>
          </table:table-cell>
          <table:table-cell table:formula="of:=[.X27]*[.Y27]*[.Z27]" office:value-type="float" office:value="22.356" calcext:value-type="float">
            <text:p>22.356</text:p>
          </table:table-cell>
          <table:table-cell table:number-columns-repeated="3"/>
          <table:table-cell office:value-type="string" calcext:value-type="string">
            <text:p>http://www.adafruit.com/products/1781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Lithium Ion Battery Pack - 3.7V 4400mAh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D28] * (12/[.G28])" office:value-type="currency" office:currency="USD" office:value="64.8648648648649" calcext:value-type="currency">
            <text:p>$64.86</text:p>
          </table:table-cell>
          <table:table-cell table:formula="of:=PRICE/ENERGY_DENSITY * MAX(100/LIFE_CYCLES; 1)" office:value-type="currency" office:currency="USD" office:value="0.378511189322" calcext:value-type="currency">
            <text:p>$0.38</text:p>
          </table:table-cell>
          <table:table-cell office:value-type="float" office:value="3.7" calcext:value-type="float">
            <text:p>3.7</text:p>
          </table:table-cell>
          <table:table-cell office:value-type="float" office:value="4400" calcext:value-type="float">
            <text:p>4400</text:p>
          </table:table-cell>
          <table:table-cell table:formula="of:=VOLTAGE*(MAH/1000)" office:value-type="float" office:value="16.28" calcext:value-type="float">
            <text:p>16.28</text:p>
          </table:table-cell>
          <table:table-cell table:formula="of:=WATT_HOURS/(WEIGHT/1000)" office:value-type="float" office:value="171.368421052632" calcext:value-type="float">
            <text:p>171.3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0909091" calcext:value-type="float">
            <text:p>0.90909091</text:p>
          </table:table-cell>
          <table:table-cell table:formula="of:=MAH/1000 * [.R28]" office:value-type="float" office:value="4.000000004" calcext:value-type="float">
            <text:p>4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table:formula="of:=[.X28]*[.Y28]*[.Z28]" office:value-type="float" office:value="45.954" calcext:value-type="float">
            <text:p>45.954</text:p>
          </table:table-cell>
          <table:table-cell table:number-columns-repeated="3"/>
          <table:table-cell office:value-type="string" calcext:value-type="string">
            <text:p>http://www.adafruit.com/products/354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Lithium Ion Battery Pack - 3.7V 6600mAh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D29] * (12/[.G29])" office:value-type="currency" office:currency="USD" office:value="97.2972972972973" calcext:value-type="currency">
            <text:p>$97.30</text:p>
          </table:table-cell>
          <table:table-cell table:formula="of:=PRICE/ENERGY_DENSITY * MAX(100/LIFE_CYCLES; 1)" office:value-type="currency" office:currency="USD" office:value="0.617570887841158" calcext:value-type="currency">
            <text:p>$0.62</text:p>
          </table:table-cell>
          <table:table-cell office:value-type="float" office:value="3.7" calcext:value-type="float">
            <text:p>3.7</text:p>
          </table:table-cell>
          <table:table-cell office:value-type="float" office:value="6600" calcext:value-type="float">
            <text:p>6600</text:p>
          </table:table-cell>
          <table:table-cell table:formula="of:=VOLTAGE*(MAH/1000)" office:value-type="float" office:value="24.42" calcext:value-type="float">
            <text:p>24.42</text:p>
          </table:table-cell>
          <table:table-cell table:formula="of:=WATT_HOURS/(WEIGHT/1000)" office:value-type="float" office:value="157.548387096774" calcext:value-type="float">
            <text:p>157.55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MAH/1000 * [.R29]" office:value-type="float" office:value="1.32" calcext:value-type="float">
            <text:p>1.3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office:value-type="float" office:value="6.9" calcext:value-type="float">
            <text:p>6.9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table:formula="of:=[.X29]*[.Y29]*[.Z29]" office:value-type="float" office:value="67.068" calcext:value-type="float">
            <text:p>67.068</text:p>
          </table:table-cell>
          <table:table-cell table:number-columns-repeated="3"/>
          <table:table-cell office:value-type="string" calcext:value-type="string">
            <text:p>http://www.adafruit.com/product/353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Polymer Lithium Ion Battery 2000mAh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D30] * (12/[.G30])" office:value-type="currency" office:currency="USD" office:value="42.1621621621622" calcext:value-type="currency">
            <text:p>$42.16</text:p>
          </table:table-cell>
          <table:table-cell table:formula="of:=PRICE/ENERGY_DENSITY * MAX(100/LIFE_CYCLES; 1)" office:value-type="currency" office:currency="USD" office:value="0.205113221329437" calcext:value-type="currency">
            <text:p>$0.21</text:p>
          </table:table-cell>
          <table:table-cell office:value-type="float" office:value="3.7" calcext:value-type="float">
            <text:p>3.7</text:p>
          </table:table-cell>
          <table:table-cell office:value-type="float" office:value="2000" calcext:value-type="float">
            <text:p>2000</text:p>
          </table:table-cell>
          <table:table-cell table:formula="of:=VOLTAGE*(MAH/1000)" office:value-type="float" office:value="7.4" calcext:value-type="float">
            <text:p>7.4</text:p>
          </table:table-cell>
          <table:table-cell table:formula="of:=WATT_HOURS/(WEIGHT/1000)" office:value-type="float" office:value="205.555555555556" calcext:value-type="float">
            <text:p>205.5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MAH/1000 * [.R30]" office:value-type="float" office:value="4" calcext:value-type="float">
            <text:p>4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0.58" calcext:value-type="float">
            <text:p>0.58</text:p>
          </table:table-cell>
          <table:table-cell table:formula="of:=[.X30]*[.Y30]*[.Z30]" office:value-type="float" office:value="18.792" calcext:value-type="float">
            <text:p>18.792</text:p>
          </table:table-cell>
          <table:table-cell table:number-columns-repeated="3"/>
          <table:table-cell office:value-type="string" calcext:value-type="string">
            <text:p>https://www.sparkfun.com/products/8483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energy Premium AA 2500mAh NiMH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[.D31] * (12/[.G31])" office:value-type="currency" office:currency="USD" office:value="32.3076923076923" calcext:value-type="currency">
            <text:p>$32.31</text:p>
          </table:table-cell>
          <table:table-cell table:formula="of:=PRICE/ENERGY_DENSITY * MAX(100/LIFE_CYCLES; 1)" office:value-type="currency" office:currency="USD" office:value="0.616331360946746" calcext:value-type="currency">
            <text:p>$0.62</text:p>
          </table:table-cell>
          <table:table-cell office:value-type="float" office:value="1.3" calcext:value-type="float">
            <text:p>1.3</text:p>
          </table:table-cell>
          <table:table-cell office:value-type="float" office:value="2500" calcext:value-type="float">
            <text:p>2500</text:p>
          </table:table-cell>
          <table:table-cell table:formula="of:=VOLTAGE*(MAH/1000)" office:value-type="float" office:value="3.25" calcext:value-type="float">
            <text:p>3.25</text:p>
          </table:table-cell>
          <table:table-cell table:formula="of:=WATT_HOURS/(WEIGHT/1000)" office:value-type="float" office:value="104.838709677419" calcext:value-type="float">
            <text:p>104.84</text:p>
          </table:table-cell>
          <table:table-cell office:value-type="float" office:value="100" calcext:value-type="float">
            <text:p>1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M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R31]" office:value-type="float" office:value="0.5" calcext:value-type="float">
            <text:p>0.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X31]*[.Y31]*[.Z31]" office:value-type="float" office:value="11.56375" calcext:value-type="float">
            <text:p>11.56375</text:p>
          </table:table-cell>
          <table:table-cell table:number-columns-repeated="3"/>
          <table:table-cell office:value-type="string" calcext:value-type="string">
            <text:p>http://www.all-battery.com/aa2500mahhighcapacitynimhrechargeablebattery10320.aspx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12V Portable 15000mAh Li-ion Super Rechargeable Battery Pack</text:p>
          </table:table-cell>
          <table:table-cell office:value-type="currency" office:currency="USD" office:value="70" calcext:value-type="currency">
            <text:p>$70.00</text:p>
          </table:table-cell>
          <table:table-cell table:formula="of:=[.D32] * (12/[.G32])" office:value-type="currency" office:currency="USD" office:value="70" calcext:value-type="currency">
            <text:p>$70.00</text:p>
          </table:table-cell>
          <table:table-cell table:formula="of:=PRICE/ENERGY_DENSITY * MAX(100/LIFE_CYCLES; 1)" office:value-type="currency" office:currency="USD" office:value="0.260555555555556" calcext:value-type="currency">
            <text:p>$0.26</text:p>
          </table:table-cell>
          <table:table-cell office:value-type="float" office:value="12" calcext:value-type="float">
            <text:p>12</text:p>
          </table:table-cell>
          <table:table-cell office:value-type="float" office:value="15000" calcext:value-type="float">
            <text:p>15000</text:p>
          </table:table-cell>
          <table:table-cell table:formula="of:=VOLTAGE*(MAH/1000)" office:value-type="float" office:value="180" calcext:value-type="float">
            <text:p>180</text:p>
          </table:table-cell>
          <table:table-cell table:formula="of:=WATT_HOURS/(WEIGHT/1000)" office:value-type="float" office:value="268.65671641791" calcext:value-type="float">
            <text:p>268.6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MAH/1000 * [.R32]" office:value-type="float" office:value="3" calcext:value-type="float">
            <text:p>3.00</text:p>
          </table:table-cell>
          <table:table-cell office:value-type="string" calcext:value-type="string">
            <text:p>5.5*2.1mm DC jack</text:p>
          </table:table-cell>
          <table:table-cell office:value-type="string" calcext:value-type="string">
            <text:p>5.5*2.1mm DC plug</text:p>
          </table:table-cell>
          <table:table-cell office:value-type="float" office:value="500" calcext:value-type="float">
            <text:p>500</text:p>
          </table:table-cell>
          <table:table-cell office:value-type="float" office:value="670" calcext:value-type="float">
            <text:p>670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4.5" calcext:value-type="float">
            <text:p>4.5</text:p>
          </table:table-cell>
          <table:table-cell table:formula="of:=[.X32]*[.Y32]*[.Z32]" office:value-type="float" office:value="386.1" calcext:value-type="float">
            <text:p>386.1</text:p>
          </table:table-cell>
          <table:table-cell office:value-type="string" calcext:value-type="string">
            <text:p>Shenzhen CEE Time Technology CO., LTD?</text:p>
          </table:table-cell>
          <table:table-cell office:value-type="string" calcext:value-type="string">
            <text:p>Zandee</text:p>
          </table:table-cell>
          <table:table-cell office:value-type="string" calcext:value-type="string">
            <text:p>DC121500</text:p>
          </table:table-cell>
          <table:table-cell office:value-type="string" calcext:value-type="string">
            <text:p>http://www.ebay.com/itm/12V-Portable-15000mAh-Li-ion-Super-Rechargeable-Battery-Pack-Portable-for-CCTV-/221661421623?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Patriot FUEL+ 9000mA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D33] * (12/[.G33])" office:value-type="currency" office:currency="USD" office:value="72" calcext:value-type="currency">
            <text:p>$72.00</text:p>
          </table:table-cell>
          <table:table-cell table:formula="of:=PRICE/ENERGY_DENSITY * MAX(100/LIFE_CYCLES; 1)" office:value-type="currency" office:currency="USD" office:value="0.2912" calcext:value-type="currency">
            <text:p>$0.29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table:formula="of:=VOLTAGE*(MAH/1000)" office:value-type="float" office:value="45" calcext:value-type="float">
            <text:p>45</text:p>
          </table:table-cell>
          <table:table-cell table:formula="of:=WATT_HOURS/(WEIGHT/1000)" office:value-type="float" office:value="247.252747252747" calcext:value-type="float">
            <text:p>247.25</text:p>
          </table:table-cell>
          <table:table-cell office:value-type="float" office:value="265" calcext:value-type="float">
            <text:p>265.0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thium-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MAH/1000 * [.R33]" office:value-type="float" office:value="0" calcext:value-type="float">
            <text:p>0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182" calcext:value-type="float">
            <text:p>182</text:p>
          </table:table-cell>
          <table:table-cell office:value-type="float" office:value="9.4" calcext:value-type="float">
            <text:p>9.4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table:formula="of:=[.X33]*[.Y33]*[.Z33]" office:value-type="float" office:value="148.05" calcext:value-type="float">
            <text:p>148.05</text:p>
          </table:table-cell>
          <table:table-cell table:number-columns-repeated="3"/>
          <table:table-cell office:value-type="string" calcext:value-type="string">
            <text:p>http://www.amazon.com/gp/product/B00DWPMU12?psc=1&amp;redirect=true&amp;ref_=oh_aui_detailpage_o02_s00</text:p>
          </table:table-cell>
          <table:table-cell/>
          <table:table-cell office:value-type="string" calcext:value-type="string">
            <text:p>Unreliable UPS.</text:p>
          </table:table-cell>
          <table:table-cell table:number-columns-repeated="991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Anker® 2nd Gen Astro E3</text:p>
          </table:table-cell>
          <table:table-cell office:value-type="currency" office:currency="USD" office:value="23" calcext:value-type="currency">
            <text:p>$23.00</text:p>
          </table:table-cell>
          <table:table-cell table:formula="of:=[.D34] * (12/[.G34])" office:value-type="currency" office:currency="USD" office:value="55.2" calcext:value-type="currency">
            <text:p>$55.20</text:p>
          </table:table-cell>
          <table:table-cell table:formula="of:=PRICE/ENERGY_DENSITY * MAX(100/LIFE_CYCLES; 1)" office:value-type="currency" office:currency="USD" office:value="0.256128" calcext:value-type="currency">
            <text:p>$0.26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50" calcext:value-type="float">
            <text:p>50</text:p>
          </table:table-cell>
          <table:table-cell table:formula="of:=WATT_HOURS/(WEIGHT/1000)" office:value-type="float" office:value="215.51724137931" calcext:value-type="float">
            <text:p>215.52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MAH/1000 * [.R34]" office:value-type="float" office:value="2" calcext:value-type="float">
            <text:p>2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1.5" calcext:value-type="float">
            <text:p>1.5</text:p>
          </table:table-cell>
          <table:table-cell table:formula="of:=[.X34]*[.Y34]*[.Z34]" office:value-type="float" office:value="128.7" calcext:value-type="float">
            <text:p>128.7</text:p>
          </table:table-cell>
          <table:table-cell table:number-columns-repeated="3"/>
          <table:table-cell office:value-type="string" calcext:value-type="string">
            <text:p>http://www.amazon.com/10000mAh-Portable-External-Technology-Motorola/dp/B009USAJCC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RAVPower 2nd Gen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D35] * (12/[.G35])" office:value-type="currency" office:currency="USD" office:value="120" calcext:value-type="currency">
            <text:p>$120.00</text:p>
          </table:table-cell>
          <table:table-cell table:formula="of:=PRICE/ENERGY_DENSITY * MAX(100/LIFE_CYCLES; 1)" office:value-type="currency" office:currency="USD" office:value="0.495428571428571" calcext:value-type="currency">
            <text:p>$0.50</text:p>
          </table:table-cell>
          <table:table-cell office:value-type="float" office:value="5" calcext:value-type="float">
            <text:p>5</text:p>
          </table:table-cell>
          <table:table-cell office:value-type="float" office:value="14000" calcext:value-type="float">
            <text:p>14000</text:p>
          </table:table-cell>
          <table:table-cell table:formula="of:=VOLTAGE*(MAH/1000)" office:value-type="float" office:value="70" calcext:value-type="float">
            <text:p>70</text:p>
          </table:table-cell>
          <table:table-cell table:formula="of:=WATT_HOURS/(WEIGHT/1000)" office:value-type="float" office:value="242.214532871972" calcext:value-type="float">
            <text:p>242.21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MAH/1000 * [.R35]" office:value-type="float" office:value="0.98" calcext:value-type="float">
            <text:p>0.98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office:value-type="float" office:value="12.1" calcext:value-type="float">
            <text:p>12.1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table:formula="of:=[.X35]*[.Y35]*[.Z35]" office:value-type="float" office:value="196.02" calcext:value-type="float">
            <text:p>196.02</text:p>
          </table:table-cell>
          <table:table-cell table:number-columns-repeated="3"/>
          <table:table-cell office:value-type="string" calcext:value-type="string">
            <text:p>http://www.amazon.com/dp/B00EHEEFWY/?tag=hotoge-20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Jackery Giant+ 2-USB Portable External Battery</text:p>
          </table:table-cell>
          <table:table-cell office:value-type="currency" office:currency="USD" office:value="40" calcext:value-type="currency">
            <text:p>$40.00</text:p>
          </table:table-cell>
          <table:table-cell table:formula="of:=[.D36] * (12/[.G36])" office:value-type="currency" office:currency="USD" office:value="96" calcext:value-type="currency">
            <text:p>$96.00</text:p>
          </table:table-cell>
          <table:table-cell table:formula="of:=PRICE/ENERGY_DENSITY * MAX(100/LIFE_CYCLES; 1)" office:value-type="currency" office:currency="USD" office:value="0.4704" calcext:value-type="currency">
            <text:p>$0.47</text:p>
          </table:table-cell>
          <table:table-cell office:value-type="float" office:value="5" calcext:value-type="float">
            <text:p>5</text:p>
          </table:table-cell>
          <table:table-cell office:value-type="float" office:value="12000" calcext:value-type="float">
            <text:p>12000</text:p>
          </table:table-cell>
          <table:table-cell table:formula="of:=VOLTAGE*(MAH/1000)" office:value-type="float" office:value="60" calcext:value-type="float">
            <text:p>60</text:p>
          </table:table-cell>
          <table:table-cell table:formula="of:=WATT_HOURS/(WEIGHT/1000)" office:value-type="float" office:value="204.081632653061" calcext:value-type="float">
            <text:p>204.0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table:formula="of:=MAH/1000 * [.R36]" office:value-type="float" office:value="0.84" calcext:value-type="float">
            <text:p>0.84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294" calcext:value-type="float">
            <text:p>294</text:p>
          </table:table-cell>
          <table:table-cell office:value-type="float" office:value="10.9" calcext:value-type="float">
            <text:p>10.9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table:formula="of:=[.X36]*[.Y36]*[.Z36]" office:value-type="float" office:value="170.04" calcext:value-type="float">
            <text:p>170.04</text:p>
          </table:table-cell>
          <table:table-cell table:number-columns-repeated="3"/>
          <table:table-cell office:value-type="string" calcext:value-type="string">
            <text:p>http://www.amazon.com/dp/B00AB174ZW/?tag=hotoge-20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USB Battery Pack for Raspberry Pi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D37] * (12/[.G37])" office:value-type="currency" office:currency="USD" office:value="120" calcext:value-type="currency">
            <text:p>$120.00</text:p>
          </table:table-cell>
          <table:table-cell table:formula="of:=PRICE/ENERGY_DENSITY * MAX(100/LIFE_CYCLES; 1)" office:value-type="currency" office:currency="USD" office:value="0.72" calcext:value-type="currency">
            <text:p>$0.72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50" calcext:value-type="float">
            <text:p>50</text:p>
          </table:table-cell>
          <table:table-cell table:formula="of:=WATT_HOURS/(WEIGHT/1000)" office:value-type="float" office:value="166.666666666667" calcext:value-type="float">
            <text:p>166.67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formula="of:=MAH/1000 * [.R37]" office:value-type="float" office:value="2" calcext:value-type="float">
            <text:p>2.00</text:p>
          </table:table-cell>
          <table:table-cell table:number-columns-repeated="2" office:value-type="string" calcext:value-type="string">
            <text:p>USB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7.2" calcext:value-type="float">
            <text:p>7.2</text:p>
          </table:table-cell>
          <table:table-cell office:value-type="float" office:value="2.4" calcext:value-type="float">
            <text:p>2.4</text:p>
          </table:table-cell>
          <table:table-cell office:value-type="float" office:value="12.5" calcext:value-type="float">
            <text:p>12.5</text:p>
          </table:table-cell>
          <table:table-cell table:formula="of:=[.X37]*[.Y37]*[.Z37]" office:value-type="float" office:value="216" calcext:value-type="float">
            <text:p>216</text:p>
          </table:table-cell>
          <table:table-cell table:number-columns-repeated="3"/>
          <table:table-cell office:value-type="string" calcext:value-type="string">
            <text:p>https://www.adafruit.com/products/1566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DC12V 12000mAh Super Rechargeable Portable Li-ion Battery</text:p>
          </table:table-cell>
          <table:table-cell office:value-type="currency" office:currency="USD" office:value="59" calcext:value-type="currency">
            <text:p>$59.00</text:p>
          </table:table-cell>
          <table:table-cell table:formula="of:=[.D38] * (12/[.G38])" office:value-type="currency" office:currency="USD" office:value="59" calcext:value-type="currency">
            <text:p>$59.00</text:p>
          </table:table-cell>
          <table:table-cell table:formula="of:=PRICE/ENERGY_DENSITY * MAX(100/LIFE_CYCLES; 1)" office:value-type="currency" office:currency="USD" office:value="0.233541666666667" calcext:value-type="currency">
            <text:p>$0.23</text:p>
          </table:table-cell>
          <table:table-cell office:value-type="float" office:value="12" calcext:value-type="float">
            <text:p>12</text:p>
          </table:table-cell>
          <table:table-cell office:value-type="float" office:value="12000" calcext:value-type="float">
            <text:p>12000</text:p>
          </table:table-cell>
          <table:table-cell table:formula="of:=VOLTAGE*(MAH/1000)" office:value-type="float" office:value="144" calcext:value-type="float">
            <text:p>144</text:p>
          </table:table-cell>
          <table:table-cell table:formula="of:=WATT_HOURS/(WEIGHT/1000)" office:value-type="float" office:value="252.631578947368" calcext:value-type="float">
            <text:p>252.63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R38]" office:value-type="float" office:value="2.4" calcext:value-type="float">
            <text:p>2.4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11.4" calcext:value-type="float">
            <text:p>11.4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table:formula="of:=[.X38]*[.Y38]*[.Z38]" office:value-type="float" office:value="341.088" calcext:value-type="float">
            <text:p>341.088</text:p>
          </table:table-cell>
          <table:table-cell office:value-type="string" calcext:value-type="string">
            <text:p>Shenzhen CEE Time Technology CO., LTD?</text:p>
          </table:table-cell>
          <table:table-cell office:value-type="string" calcext:value-type="string">
            <text:p>Fonly</text:p>
          </table:table-cell>
          <table:table-cell office:value-type="string" calcext:value-type="string">
            <text:p>DC1212A</text:p>
          </table:table-cell>
          <table:table-cell office:value-type="string" calcext:value-type="string">
            <text:p>http://www.ebay.com/itm/DC12V-12000mAh-Super-Rechargeable-Portable-Li-ion-Battery-US-Plug-for-CCTV-NEW/171715438036?_trksid=p2047675.c100009.m1982&amp;_trkparms=aid%3D777000%26algo%3DABA.MBE%26ao%3D1%26asc%3D29947%26meid%3D334494ccb1484fe5b54592701103e2f9%26pid%3D100009%26rk%3D1%26rkt%3D1%26sd%3D121440154300</text:p>
          </table:table-cell>
          <table:table-cell office:value-type="string" calcext:value-type="string">
            <text:p>http://www.alibaba.com/product-detail/Super-polymer-lithium-ion-battery-12v_60180425649.html</text:p>
          </table:table-cell>
          <table:table-cell table:number-columns-repeated="992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12V 6800mAh Li-ion Rechargeable Battery</text:p>
          </table:table-cell>
          <table:table-cell office:value-type="currency" office:currency="USD" office:value="50" calcext:value-type="currency">
            <text:p>$50.00</text:p>
          </table:table-cell>
          <table:table-cell table:formula="of:=[.D39] * (12/[.G39])" office:value-type="currency" office:currency="USD" office:value="50" calcext:value-type="currency">
            <text:p>$50.00</text:p>
          </table:table-cell>
          <table:table-cell table:formula="of:=PRICE/ENERGY_DENSITY * MAX(100/LIFE_CYCLES; 1)" office:value-type="currency" office:currency="USD" office:value="0.297794117647059" calcext:value-type="currency">
            <text:p>$0.30</text:p>
          </table:table-cell>
          <table:table-cell office:value-type="float" office:value="12" calcext:value-type="float">
            <text:p>12</text:p>
          </table:table-cell>
          <table:table-cell table:formula="of:=6800/3" office:value-type="float" office:value="2266.66666666667" calcext:value-type="float">
            <text:p>2266.6666666667</text:p>
          </table:table-cell>
          <table:table-cell table:formula="of:=VOLTAGE*(MAH/1000)" office:value-type="float" office:value="27.2" calcext:value-type="float">
            <text:p>27.2</text:p>
          </table:table-cell>
          <table:table-cell table:formula="of:=WATT_HOURS/(WEIGHT/1000)" office:value-type="float" office:value="167.901234567901" calcext:value-type="float">
            <text:p>167.90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MAH/1000 * [.R39]" office:value-type="float" office:value="0.453333333333333" calcext:value-type="float">
            <text:p>0.4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62" calcext:value-type="float">
            <text:p>162</text:p>
          </table:table-cell>
          <table:table-cell office:value-type="float" office:value="11.5" calcext:value-type="float">
            <text:p>11.5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formula="of:=[.X39]*[.Y39]*[.Z39]" office:value-type="float" office:value="133.4" calcext:value-type="float">
            <text:p>133.4</text:p>
          </table:table-cell>
          <table:table-cell table:number-columns-repeated="3"/>
          <table:table-cell office:value-type="string" calcext:value-type="string">
            <text:p>http://www.ebay.ie/itm/330746244514?ssPageName=STRK:MEWNX:IT&amp;_trksid=p3984.m1439.l2649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Optimum Battery LiFePO4 12.8V</text:p>
          </table:table-cell>
          <table:table-cell office:value-type="currency" office:currency="USD" office:value="140" calcext:value-type="currency">
            <text:p>$140.00</text:p>
          </table:table-cell>
          <table:table-cell table:formula="of:=[.D40] * (12/[.G40])" office:value-type="currency" office:currency="USD" office:value="140" calcext:value-type="currency">
            <text:p>$140.00</text:p>
          </table:table-cell>
          <table:table-cell table:formula="of:=PRICE/ENERGY_DENSITY * MAX(100/LIFE_CYCLES; 1)" office:value-type="currency" office:currency="USD" office:value="1.16316666666667" calcext:value-type="currency">
            <text:p>$1.16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120" calcext:value-type="float">
            <text:p>120</text:p>
          </table:table-cell>
          <table:table-cell table:formula="of:=WATT_HOURS/(WEIGHT/1000)" office:value-type="float" office:value="120.361083249749" calcext:value-type="float">
            <text:p>120.36</text:p>
          </table:table-cell>
          <table:table-cell office:value-type="float" office:value="110" calcext:value-type="float">
            <text:p>11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hium iron phosph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MAH/1000 * [.R40]" office:value-type="float" office:value="20" calcext:value-type="float">
            <text:p>20.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997" calcext:value-type="float">
            <text:p>99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.3</text:p>
          </table:table-cell>
          <table:table-cell table:formula="of:=[.X40]*[.Y40]*[.Z40]" office:value-type="float" office:value="892.8" calcext:value-type="float">
            <text:p>892.8</text:p>
          </table:table-cell>
          <table:table-cell table:number-columns-repeated="3"/>
          <table:table-cell office:value-type="string" calcext:value-type="string">
            <text:p>http://thecorpora.com/index.php/optimumbattery</text:p>
          </table:table-cell>
          <table:table-cell office:value-type="string" calcext:value-type="string">
            <text:p>http://www.amazon.com/Tenergy-LiFePO4-Lithium-Phosphate-Battery/dp/B0056BEJCI/ref=sr_1_cc_1?s=aps&amp;ie=UTF8&amp;qid=1427563916&amp;sr=1-1-catcorr&amp;keywords=LiFePO4+Battery+12.8V+10Ah</text:p>
          </table:table-cell>
          <table:table-cell table:number-columns-repeated="992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energy 12 Volt 10Ah LiFePO4 Battery</text:p>
          </table:table-cell>
          <table:table-cell office:value-type="currency" office:currency="USD" office:value="160" calcext:value-type="currency">
            <text:p>$160.00</text:p>
          </table:table-cell>
          <table:table-cell table:formula="of:=[.D41] * (12/[.G41])" office:value-type="currency" office:currency="USD" office:value="160" calcext:value-type="currency">
            <text:p>$160.00</text:p>
          </table:table-cell>
          <table:table-cell table:formula="of:=PRICE/ENERGY_DENSITY * MAX(100/LIFE_CYCLES; 1)" office:value-type="currency" office:currency="USD" office:value="1.61466666666667" calcext:value-type="currency">
            <text:p>$1.61</text:p>
          </table:table-cell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table:formula="of:=VOLTAGE*(MAH/1000)" office:value-type="float" office:value="120" calcext:value-type="float">
            <text:p>120</text:p>
          </table:table-cell>
          <table:table-cell table:formula="of:=WATT_HOURS/(WEIGHT/1000)" office:value-type="float" office:value="99.0916597853014" calcext:value-type="float">
            <text:p>99.09</text:p>
          </table:table-cell>
          <table:table-cell office:value-type="float" office:value="110" calcext:value-type="float">
            <text:p>11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 iron phosph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MAH/1000 * [.R41]" office:value-type="float" office:value="25" calcext:value-type="float">
            <text:p>25.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211" calcext:value-type="float">
            <text:p>12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table:formula="of:=[.X41]*[.Y41]*[.Z41]" office:value-type="float" office:value="855" calcext:value-type="float">
            <text:p>855</text:p>
          </table:table-cell>
          <table:table-cell table:number-columns-repeated="3"/>
          <table:table-cell office:value-type="string" calcext:value-type="string">
            <text:p>http://www.tenergy.com/31383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-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-0" calcext:value-type="float">
            <text:p>0.00</text:p>
          </table:table-cell>
          <table:table-cell office:value-type="string" calcext:value-type="string">
            <text:p>Energizer AA lithium</text:p>
          </table:table-cell>
          <table:table-cell table:formula="of:=12/4" office:value-type="currency" office:currency="USD" office:value="3" calcext:value-type="currency">
            <text:p>$3.00</text:p>
          </table:table-cell>
          <table:table-cell table:formula="of:=[.D42] * (12/[.G42])" office:value-type="currency" office:currency="USD" office:value="24" calcext:value-type="currency">
            <text:p>$24.00</text:p>
          </table:table-cell>
          <table:table-cell table:formula="of:=PRICE/ENERGY_DENSITY * MAX(100/LIFE_CYCLES; 1)" office:value-type="currency" office:currency="USD" office:value="7.73333333333333" calcext:value-type="currency">
            <text:p>$7.73</text:p>
          </table:table-cell>
          <table:table-cell office:value-type="float" office:value="1.5" calcext:value-type="float">
            <text:p>1.5</text:p>
          </table:table-cell>
          <table:table-cell office:value-type="float" office:value="3000" calcext:value-type="float">
            <text:p>3000</text:p>
          </table:table-cell>
          <table:table-cell table:formula="of:=VOLTAGE*(MAH/1000)" office:value-type="float" office:value="4.5" calcext:value-type="float">
            <text:p>4.5</text:p>
          </table:table-cell>
          <table:table-cell table:formula="of:=WATT_HOURS/(WEIGHT/1000)" office:value-type="float" office:value="310.344827586207" calcext:value-type="float">
            <text:p>310.34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MAH/1000 * [.R42]" office:value-type="float" office:value="0" calcext:value-type="float">
            <text:p>0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office:value-type="float" office:value="5.05" calcext:value-type="float">
            <text:p>5.05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X42]*[.Y42]*[.Z42]" office:value-type="float" office:value="10.617625" calcext:value-type="float">
            <text:p>10.617625</text:p>
          </table:table-cell>
          <table:table-cell table:number-columns-repeated="3"/>
          <table:table-cell office:value-type="string" calcext:value-type="string">
            <text:p>http://www.alliedelec.com/energizer-l91bp-4/70145453/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-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-0" calcext:value-type="float">
            <text:p>0.00</text:p>
          </table:table-cell>
          <table:table-cell office:value-type="string" calcext:value-type="string">
            <text:p>Duracell AA alkaline</text:p>
          </table:table-cell>
          <table:table-cell office:value-type="currency" office:currency="USD" office:value="1.9" calcext:value-type="currency">
            <text:p>$1.90</text:p>
          </table:table-cell>
          <table:table-cell table:formula="of:=[.D43] * (12/[.G43])" office:value-type="currency" office:currency="USD" office:value="15.2" calcext:value-type="currency">
            <text:p>$15.20</text:p>
          </table:table-cell>
          <table:table-cell table:formula="of:=PRICE/ENERGY_DENSITY * MAX(100/LIFE_CYCLES; 1)" office:value-type="currency" office:currency="USD" office:value="11.0984126984127" calcext:value-type="currency">
            <text:p>$11.10</text:p>
          </table:table-cell>
          <table:table-cell office:value-type="float" office:value="1.5" calcext:value-type="float">
            <text:p>1.5</text:p>
          </table:table-cell>
          <table:table-cell office:value-type="float" office:value="2100" calcext:value-type="float">
            <text:p>2100</text:p>
          </table:table-cell>
          <table:table-cell table:formula="of:=VOLTAGE*(MAH/1000)" office:value-type="float" office:value="3.15" calcext:value-type="float">
            <text:p>3.15</text:p>
          </table:table-cell>
          <table:table-cell table:formula="of:=WATT_HOURS/(WEIGHT/1000)" office:value-type="float" office:value="136.95652173913" calcext:value-type="float">
            <text:p>136.96</text:p>
          </table:table-cell>
          <table:table-cell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ka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MAH/1000 * [.R43]" office:value-type="float" office:value="1.05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[.X43]*[.Y43]*[.Z43]" office:value-type="float" office:value="11.25" calcext:value-type="float">
            <text:p>11.25</text:p>
          </table:table-cell>
          <table:table-cell table:number-columns-repeated="3"/>
          <table:table-cell office:value-type="string" calcext:value-type="string">
            <text:p>http://www.alliedelec.com/duracell-mn1500bkd/70149224/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6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Turnigy nano-tech Ultimate 6400mah 2S2P</text:p>
          </table:table-cell>
          <table:table-cell office:value-type="currency" office:currency="USD" office:value="61" calcext:value-type="currency">
            <text:p>$61.00</text:p>
          </table:table-cell>
          <table:table-cell table:formula="of:=[.D44] * (12/[.G44])" office:value-type="currency" office:currency="USD" office:value="98.9189189189189" calcext:value-type="currency">
            <text:p>$98.92</text:p>
          </table:table-cell>
          <table:table-cell table:formula="of:=PRICE/ENERGY_DENSITY * MAX(100/LIFE_CYCLES; 1)" office:value-type="currency" office:currency="USD" office:value="0.680903031409788" calcext:value-type="currency">
            <text:p>$0.68</text:p>
          </table:table-cell>
          <table:table-cell office:value-type="float" office:value="7.4" calcext:value-type="float">
            <text:p>7.4</text:p>
          </table:table-cell>
          <table:table-cell office:value-type="float" office:value="6400" calcext:value-type="float">
            <text:p>6400</text:p>
          </table:table-cell>
          <table:table-cell table:formula="of:=VOLTAGE*(MAH/1000)" office:value-type="float" office:value="47.36" calcext:value-type="float">
            <text:p>47.36</text:p>
          </table:table-cell>
          <table:table-cell table:formula="of:=WATT_HOURS/(WEIGHT/1000)" office:value-type="float" office:value="145.276073619632" calcext:value-type="float">
            <text:p>145.28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.00</text:p>
          </table:table-cell>
          <table:table-cell office:value-type="string" calcext:value-type="string">
            <text:p>JST-XH</text:p>
          </table:table-cell>
          <table:table-cell office:value-type="string" calcext:value-type="string">
            <text:p>5mm Bullet-Connector</text:p>
          </table:table-cell>
          <table:table-cell office:value-type="float" office:value="300" calcext:value-type="float">
            <text:p>300</text:p>
          </table:table-cell>
          <table:table-cell office:value-type="float" office:value="326" calcext:value-type="float">
            <text:p>326</text:p>
          </table:table-cell>
          <table:table-cell office:value-type="float" office:value="9.3" calcext:value-type="float">
            <text:p>9.3</text:p>
          </table:table-cell>
          <table:table-cell office:value-type="float" office:value="6.8" calcext:value-type="float">
            <text:p>6.8</text:p>
          </table:table-cell>
          <table:table-cell office:value-type="float" office:value="2.5" calcext:value-type="float">
            <text:p>2.5</text:p>
          </table:table-cell>
          <table:table-cell table:formula="of:=[.X44]*[.Y44]*[.Z44]" office:value-type="float" office:value="158.1" calcext:value-type="float">
            <text:p>158.1</text:p>
          </table:table-cell>
          <table:table-cell table:number-columns-repeated="3"/>
          <table:table-cell office:value-type="string" calcext:value-type="string">
            <text:p>http://www.hobbyking.com/hobbyking/store/__51842__Turnigy_nano_tech_Ultimate_6400mah_2S2P_90C_Hardcase_Lipo_Square_Pack.html</text:p>
          </table:table-cell>
          <table:table-cell table:number-columns-repeated="993"/>
        </table:table-row>
        <table:table-row table:style-name="ro1">
          <table:table-cell table:formula="of:=((1-DOLLAR_WH_KG)*5 + (WATT_HOURS/37)*15) * (LENGTH &lt;= LENGTHMAX) * (WIDTH &lt;= WIDTHMAX) * (HEIGHT &lt;= HEIGHTMAX) * (VOLTAGE &gt;= 3) * (PRICE &lt; 35)" office:value-type="float" office:value="0" calcext:value-type="float">
            <text:p>0.00</text:p>
          </table:table-cell>
          <table:table-cell table:formula="of:=((1-DOLLAR_WH_KG)*15 + (MAH/5000)*5) * (LENGTH &lt;= SLA_LENGTHMAX) * (WIDTH &lt;= SLA_WIDTHMAX) * (HEIGHT &lt;= SLA_HEIGHTMAX) * (VOLTAGE &gt;= 12) * (PRICE &lt; 50) * (BATTERY_TYPE = &quot;sealed lead acid&quot;)" office:value-type="float" office:value="0" calcext:value-type="float">
            <text:p>0.00</text:p>
          </table:table-cell>
          <table:table-cell office:value-type="string" calcext:value-type="string">
            <text:p>ZIPPY Flightmax 6200mah 1S 30C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D45] * (12/[.G45])" office:value-type="currency" office:currency="USD" office:value="58.3783783783784" calcext:value-type="currency">
            <text:p>$58.38</text:p>
          </table:table-cell>
          <table:table-cell table:formula="of:=PRICE/ENERGY_DENSITY * MAX(100/LIFE_CYCLES; 1)" office:value-type="currency" office:currency="USD" office:value="0.455524399726666" calcext:value-type="currency">
            <text:p>$0.46</text:p>
          </table:table-cell>
          <table:table-cell office:value-type="float" office:value="3.7" calcext:value-type="float">
            <text:p>3.7</text:p>
          </table:table-cell>
          <table:table-cell office:value-type="float" office:value="6200" calcext:value-type="float">
            <text:p>6200</text:p>
          </table:table-cell>
          <table:table-cell table:formula="of:=VOLTAGE*(MAH/1000)" office:value-type="float" office:value="22.94" calcext:value-type="float">
            <text:p>22.94</text:p>
          </table:table-cell>
          <table:table-cell table:formula="of:=WATT_HOURS/(WEIGHT/1000)" office:value-type="float" office:value="128.156424581006" calcext:value-type="float">
            <text:p>128.16</text:p>
          </table:table-cell>
          <table:table-cell office:value-type="float" office:value="265" calcext:value-type="float">
            <text:p>26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hium-ion polym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HX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9.2" calcext:value-type="float">
            <text:p>9.2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table:formula="of:=[.X45]*[.Y45]*[.Z45]" office:value-type="float" office:value="80.408" calcext:value-type="float">
            <text:p>80.408</text:p>
          </table:table-cell>
          <table:table-cell table:number-columns-repeated="3"/>
          <table:table-cell office:value-type="string" calcext:value-type="string">
            <text:p>http://www.hobbyking.com/hobbyking/store/__19635__ZIPPY_Flightmax_6200mah_1S_30C_Hardcase_Car_Lipoly.html</text:p>
          </table:table-cell>
          <table:table-cell table:number-columns-repeated="99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aints" table:style-name="ta1">
        <office:forms form:automatic-focus="false" form:apply-design-mode="false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ax Width (cm)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ax Height (cm)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ax Length (cm)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SLA Max Width (cm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LA Max Height (cm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LA Max Length (cm)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Reference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ttp://en.wikipedia.org/wiki/Lithium-ion_battery</text:p>
          </table:table-cell>
        </table:table-row>
        <table:table-row table:style-name="ro1">
          <table:table-cell office:value-type="string" calcext:value-type="string">
            <text:p>http://en.wikipedia.org/wiki/Lithium_iron_phosphate_battery</text:p>
          </table:table-cell>
        </table:table-row>
      </table:table>
      <table:table table:name="Measurements" table:style-name="ta1">
        <office:forms form:automatic-focus="false" form:apply-design-mode="false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8"/>
        <table:table-column table:style-name="co31" table:number-columns-repeated="3" table:default-cell-style-name="ce2"/>
        <table:table-column table:style-name="co32" table:default-cell-style-name="ce2"/>
        <table:table-column table:style-name="co33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verage load (A)</text:p>
          </table:table-cell>
          <table:table-cell table:style-name="ce3" office:value-type="string" calcext:value-type="string">
            <text:p>v0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t1</text:p>
          </table:table-cell>
          <table:table-cell table:style-name="ce17" office:value-type="string" calcext:value-type="string">
            <text:p>td (minutes)</text:p>
          </table:table-cell>
          <table:table-cell table:style-name="ce1" office:value-type="string" calcext:value-type="string">
            <text:p>td (hours)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otal discharge hours</text:p>
          </table:table-cell>
          <table:table-cell table:style-name="ce3" office:value-type="string" calcext:value-type="string">
            <text:p>regulator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0"/>
        </table:table-row>
        <table:table-row table:style-name="ro1">
          <table:table-cell table:formula="of:=(TOTAL_DISCHARGE_TIME/(6*60))" office:value-type="float" office:value="0.200000000011642" calcext:value-type="float">
            <text:p>0.20</text:p>
          </table:table-cell>
          <table:table-cell office:value-type="string" calcext:value-type="string">
            <text:p>12V Rechargeable 1500mAh 3S Li-ion Battery Pack </text:p>
          </table:table-cell>
          <table:table-cell office:value-type="float" office:value="0.6" calcext:value-type="float">
            <text:p>0.6</text:p>
          </table:table-cell>
          <table:table-cell office:value-type="float" office:value="11.84" calcext:value-type="float">
            <text:p>11.84</text:p>
          </table:table-cell>
          <table:table-cell office:value-type="float" office:value="10.84" calcext:value-type="float">
            <text:p>10.84</text:p>
          </table:table-cell>
          <table:table-cell table:style-name="ce15" office:value-type="date" office:date-value="2016-05-05T19:14:00" calcext:value-type="date">
            <text:p>05/05/16 07:14 PM</text:p>
          </table:table-cell>
          <table:table-cell table:style-name="ce15" office:value-type="date" office:date-value="2016-05-05T20:26:00" calcext:value-type="date">
            <text:p>05/05/16 08:26 PM</text:p>
          </table:table-cell>
          <table:table-cell table:formula="of:=([.G2]-[.F2])*24*60" office:value-type="float" office:value="72.000000004191" calcext:value-type="float">
            <text:p>72</text:p>
          </table:table-cell>
          <table:table-cell table:formula="of:=[.H2]/60" office:value-type="float" office:value="1.20000000006985" calcext:value-type="float">
            <text:p>1.20</text:p>
          </table:table-cell>
          <table:table-cell table:formula="of:=(VOLT1-VOLT0)/[.H2]" office:value-type="float" office:value="-0.0138888888880804" calcext:value-type="float">
            <text:p>-0.01</text:p>
          </table:table-cell>
          <table:table-cell table:formula="of:=VOLT0 - SLOPE*0" office:value-type="float" office:value="11.84" calcext:value-type="float">
            <text:p>11.84</text:p>
          </table:table-cell>
          <table:table-cell table:formula="of:=((VOLT0*0.8) - YINT)/SLOPE*(1/60)" office:value-type="float" office:value="2.84160000016541" calcext:value-type="float">
            <text:p>2.84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269444444444444" calcext:value-type="float">
            <text:p>0.27</text:p>
          </table:table-cell>
          <table:table-cell office:value-type="string" calcext:value-type="string">
            <text:p>Turnigy 1700mAh 2S 20C Lipo (1)</text:p>
          </table:table-cell>
          <table:table-cell office:value-type="float" office:value="0.6" calcext:value-type="float">
            <text:p>0.6</text:p>
          </table:table-cell>
          <table:table-cell office:value-type="float" office:value="7.56" calcext:value-type="float">
            <text:p>7.56</text:p>
          </table:table-cell>
          <table:table-cell office:value-type="float" office:value="3.86" calcext:value-type="float">
            <text:p>3.8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H3]/60" office:value-type="float" office:value="1.61666666666667" calcext:value-type="float">
            <text:p>1.62</text:p>
          </table:table-cell>
          <table:table-cell table:formula="of:=(VOLT1-VOLT0)/[.H3]" office:value-type="float" office:value="-0.0381443298969072" calcext:value-type="float">
            <text:p>-0.04</text:p>
          </table:table-cell>
          <table:table-cell table:formula="of:=VOLT0 - SLOPE*0" office:value-type="float" office:value="7.56" calcext:value-type="float">
            <text:p>7.56</text:p>
          </table:table-cell>
          <table:table-cell table:formula="of:=((VOLT0*0.8) - YINT)/SLOPE*(1/60)" office:value-type="float" office:value="0.660648648648648" calcext:value-type="float">
            <text:p>0.66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266666666666667" calcext:value-type="float">
            <text:p>0.27</text:p>
          </table:table-cell>
          <table:table-cell office:value-type="string" calcext:value-type="string">
            <text:p>Turnigy 1700mAh 2S 20C Lipo (2)</text:p>
          </table:table-cell>
          <table:table-cell office:value-type="float" office:value="0.6" calcext:value-type="float">
            <text:p>0.6</text:p>
          </table:table-cell>
          <table:table-cell office:value-type="float" office:value="7.67" calcext:value-type="float">
            <text:p>7.67</text:p>
          </table:table-cell>
          <table:table-cell office:value-type="float" office:value="3.85" calcext:value-type="float">
            <text:p>3.8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H4]/60" office:value-type="float" office:value="1.6" calcext:value-type="float">
            <text:p>1.60</text:p>
          </table:table-cell>
          <table:table-cell table:formula="of:=(VOLT1-VOLT0)/[.H4]" office:value-type="float" office:value="-0.0397916666666667" calcext:value-type="float">
            <text:p>-0.04</text:p>
          </table:table-cell>
          <table:table-cell table:formula="of:=VOLT0 - SLOPE*0" office:value-type="float" office:value="7.67" calcext:value-type="float">
            <text:p>7.67</text:p>
          </table:table-cell>
          <table:table-cell table:formula="of:=((VOLT0*0.8) - YINT)/SLOPE*(1/60)" office:value-type="float" office:value="0.642513089005236" calcext:value-type="float">
            <text:p>0.64</text:p>
          </table:table-cell>
          <table:table-cell office:value-type="string" calcext:value-type="string">
            <text:p>dc-d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136111111118225" calcext:value-type="float">
            <text:p>0.14</text:p>
          </table:table-cell>
          <table:table-cell office:value-type="string" calcext:value-type="string">
            <text:p>Zippy 4000mAh 2S</text:p>
          </table:table-cell>
          <table:table-cell office:value-type="float" office:value="0.6" calcext:value-type="float">
            <text:p>0.6</text:p>
          </table:table-cell>
          <table:table-cell office:value-type="float" office:value="7.4" calcext:value-type="float">
            <text:p>7.4</text:p>
          </table:table-cell>
          <table:table-cell office:value-type="float" office:value="7.14" calcext:value-type="float">
            <text:p>7.14</text:p>
          </table:table-cell>
          <table:table-cell table:style-name="ce15" office:value-type="date" office:date-value="2016-05-06T14:54:00" calcext:value-type="date">
            <text:p>05/06/16 02:54 PM</text:p>
          </table:table-cell>
          <table:table-cell table:style-name="ce15" office:value-type="date" office:date-value="2016-05-06T15:43:00" calcext:value-type="date">
            <text:p>05/06/16 03:43 PM</text:p>
          </table:table-cell>
          <table:table-cell table:formula="of:=([.G5]-[.F5])*24*60" office:value-type="float" office:value="49.0000000025611" calcext:value-type="float">
            <text:p>49</text:p>
          </table:table-cell>
          <table:table-cell table:formula="of:=[.H5]/60" office:value-type="float" office:value="0.816666666709352" calcext:value-type="float">
            <text:p>0.82</text:p>
          </table:table-cell>
          <table:table-cell table:formula="of:=(VOLT1-VOLT0)/[.H5]" office:value-type="float" office:value="-0.00530612244870227" calcext:value-type="float">
            <text:p>-0.01</text:p>
          </table:table-cell>
          <table:table-cell table:formula="of:=VOLT0 - SLOPE*0" office:value-type="float" office:value="7.4" calcext:value-type="float">
            <text:p>7.40</text:p>
          </table:table-cell>
          <table:table-cell table:formula="of:=((VOLT0*0.8) - YINT)/SLOPE*(1/60)" office:value-type="float" office:value="4.64871794896091" calcext:value-type="float">
            <text:p>4.65</text:p>
          </table:table-cell>
          <table:table-cell office:value-type="string" calcext:value-type="string">
            <text:p>dc-dc</text:p>
          </table:table-cell>
          <table:table-cell office:value-type="string" calcext:value-type="string">
            <text:p>robomagellan</text:p>
          </table:table-cell>
          <table:table-cell table:number-columns-repeated="1010"/>
        </table:table-row>
        <table:table-row table:style-name="ro1">
          <table:table-cell table:formula="of:=(TOTAL_DISCHARGE_TIME/(6*60))" office:value-type="float" office:value="0" calcext:value-type="float">
            <text:p>0.00</text:p>
          </table:table-cell>
          <table:table-cell office:value-type="string" calcext:value-type="string">
            <text:p>12V Rechargeable 3000mAh 3S Li-ion Battery Pack 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([.G6]-[.F6])*24*60" office:value-type="float" office:value="0" calcext:value-type="float">
            <text:p>0</text:p>
          </table:table-cell>
          <table:table-cell table:formula="of:=[.H6]/60" office:value-type="float" office:value="0" calcext:value-type="float">
            <text:p>0.00</text:p>
          </table:table-cell>
          <table:table-cell table:formula="of:=(VOLT1-VOLT0)/[.H6]" office:value-type="string" office:string-value="" calcext:value-type="error">
            <text:p>#DIV/0!</text:p>
          </table:table-cell>
          <table:table-cell table:formula="of:=VOLT0 - SLOPE*0" office:value-type="string" office:string-value="" calcext:value-type="error">
            <text:p>#DIV/0!</text:p>
          </table:table-cell>
          <table:table-cell table:formula="of:=((VOLT0*0.8) - YINT)/SLOPE*(1/60)" office:value-type="string" office:string-value="" calcext:value-type="error">
            <text:p>#DIV/0!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502777777786833" calcext:value-type="float">
            <text:p>0.50</text:p>
          </table:table-cell>
          <table:table-cell office:value-type="string" calcext:value-type="string">
            <text:p>Turnigy 1700mAh 2S 20C Lipo (1)</text:p>
          </table:table-cell>
          <table:table-cell office:value-type="float" office:value="0.6" calcext:value-type="float">
            <text:p>0.6</text:p>
          </table:table-cell>
          <table:table-cell office:value-type="float" office:value="8.28" calcext:value-type="float">
            <text:p>8.28</text:p>
          </table:table-cell>
          <table:table-cell office:value-type="float" office:value="5.2" calcext:value-type="float">
            <text:p>5.2</text:p>
          </table:table-cell>
          <table:table-cell table:style-name="ce15" office:value-type="date" office:date-value="2016-05-06T21:38:00" calcext:value-type="date">
            <text:p>05/06/16 09:38 PM</text:p>
          </table:table-cell>
          <table:table-cell table:style-name="ce15" office:value-type="date" office:date-value="2016-05-07T00:39:00" calcext:value-type="date">
            <text:p>05/07/16 12:39 AM</text:p>
          </table:table-cell>
          <table:table-cell table:formula="of:=([.G7]-[.F7])*24*60" office:value-type="float" office:value="181.00000000326" calcext:value-type="float">
            <text:p>181</text:p>
          </table:table-cell>
          <table:table-cell table:formula="of:=[.H7]/60" office:value-type="float" office:value="3.016666666721" calcext:value-type="float">
            <text:p>3.02</text:p>
          </table:table-cell>
          <table:table-cell table:formula="of:=(VOLT1-VOLT0)/[.H7]" office:value-type="float" office:value="-0.0170165745853289" calcext:value-type="float">
            <text:p>-0.02</text:p>
          </table:table-cell>
          <table:table-cell table:formula="of:=VOLT0 - SLOPE*0" office:value-type="float" office:value="8.28" calcext:value-type="float">
            <text:p>8.28</text:p>
          </table:table-cell>
          <table:table-cell table:formula="of:=((VOLT0*0.8) - YINT)/SLOPE*(1/60)" office:value-type="float" office:value="1.62194805197727" calcext:value-type="float">
            <text:p>1.62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.533333333325572" calcext:value-type="float">
            <text:p>0.53</text:p>
          </table:table-cell>
          <table:table-cell office:value-type="string" calcext:value-type="string">
            <text:p>Turnigy 1700mAh 2S 20C Lipo (2)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office:value-type="float" office:value="6.68" calcext:value-type="float">
            <text:p>6.68</text:p>
          </table:table-cell>
          <table:table-cell table:style-name="ce15" office:value-type="date" office:date-value="2016-05-07T00:48:00" calcext:value-type="date">
            <text:p>05/07/16 12:48 AM</text:p>
          </table:table-cell>
          <table:table-cell table:style-name="ce15" office:value-type="date" office:date-value="2016-05-07T04:00:00" calcext:value-type="date">
            <text:p>05/07/16 04:00 AM</text:p>
          </table:table-cell>
          <table:table-cell table:formula="of:=([.G8]-[.F8])*24*60" office:value-type="float" office:value="191.999999997206" calcext:value-type="float">
            <text:p>192</text:p>
          </table:table-cell>
          <table:table-cell table:formula="of:=[.H8]/60" office:value-type="float" office:value="3.19999999995343" calcext:value-type="float">
            <text:p>3.20</text:p>
          </table:table-cell>
          <table:table-cell table:formula="of:=(VOLT1-VOLT0)/[.H8]" office:value-type="float" office:value="-0.00869791666679324" calcext:value-type="float">
            <text:p>-0.01</text:p>
          </table:table-cell>
          <table:table-cell table:formula="of:=VOLT0 - SLOPE*0" office:value-type="float" office:value="8.35" calcext:value-type="float">
            <text:p>8.35</text:p>
          </table:table-cell>
          <table:table-cell table:formula="of:=((VOLT0*0.8) - YINT)/SLOPE*(1/60)" office:value-type="float" office:value="3.19999999995343" calcext:value-type="float">
            <text:p>3.20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" calcext:value-type="float">
            <text:p>0.00</text:p>
          </table:table-cell>
          <table:table-cell office:value-type="string" calcext:value-type="string">
            <text:p>Zippy 4000mAh 2S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([.G9]-[.F9])*24*60" office:value-type="float" office:value="0" calcext:value-type="float">
            <text:p>0</text:p>
          </table:table-cell>
          <table:table-cell table:formula="of:=[.H9]/60" office:value-type="float" office:value="0" calcext:value-type="float">
            <text:p>0.00</text:p>
          </table:table-cell>
          <table:table-cell table:formula="of:=(VOLT1-VOLT0)/[.H9]" office:value-type="string" office:string-value="" calcext:value-type="error">
            <text:p>#DIV/0!</text:p>
          </table:table-cell>
          <table:table-cell table:formula="of:=VOLT0 - SLOPE*0" office:value-type="string" office:string-value="" calcext:value-type="error">
            <text:p>#DIV/0!</text:p>
          </table:table-cell>
          <table:table-cell table:formula="of:=((VOLT0*0.8) - YINT)/SLOPE*(1/60)" office:value-type="string" office:string-value="" calcext:value-type="error">
            <text:p>#DIV/0!</text:p>
          </table:table-cell>
          <table:table-cell office:value-type="string" calcext:value-type="string">
            <text:p>kingkong ubec</text:p>
          </table:table-cell>
          <table:table-cell table:number-columns-repeated="1011"/>
        </table:table-row>
        <table:table-row table:style-name="ro1">
          <table:table-cell table:style-name="ce14" table:formula="of:=(TOTAL_DISCHARGE_TIME/(6*60))" office:value-type="float" office:value="0.466666666674428" calcext:value-type="float">
            <text:p>0.47</text:p>
          </table:table-cell>
          <table:table-cell table:style-name="ce5" office:value-type="string" calcext:value-type="string">
            <text:p>Turnigy 3000mAh 2S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7.43" calcext:value-type="float">
            <text:p>7.43</text:p>
          </table:table-cell>
          <table:table-cell table:style-name="ce5" office:value-type="float" office:value="6.4" calcext:value-type="float">
            <text:p>6.4</text:p>
          </table:table-cell>
          <table:table-cell table:style-name="ce16" office:value-type="date" office:date-value="2016-05-13T19:24:00" calcext:value-type="date">
            <text:p>05/13/16 07:24 PM</text:p>
          </table:table-cell>
          <table:table-cell table:style-name="ce16" office:value-type="date" office:date-value="2016-05-13T22:12:00" calcext:value-type="date">
            <text:p>05/13/16 10:12 PM</text:p>
          </table:table-cell>
          <table:table-cell table:style-name="ce19" table:formula="of:=([.G10]-[.F10])*24*60" office:value-type="float" office:value="168.000000002794" calcext:value-type="float">
            <text:p>168</text:p>
          </table:table-cell>
          <table:table-cell table:style-name="ce14" table:formula="of:=[.H10]/60" office:value-type="float" office:value="2.80000000004657" calcext:value-type="float">
            <text:p>2.80</text:p>
          </table:table-cell>
          <table:table-cell table:style-name="ce14" table:formula="of:=(VOLT1-VOLT0)/[.H10]" office:value-type="float" office:value="-0.00613095238085041" calcext:value-type="float">
            <text:p>-0.01</text:p>
          </table:table-cell>
          <table:table-cell table:style-name="ce14" table:formula="of:=VOLT0 - SLOPE*0" office:value-type="float" office:value="7.43" calcext:value-type="float">
            <text:p>7.43</text:p>
          </table:table-cell>
          <table:table-cell table:style-name="ce14" table:formula="of:=((VOLT0*0.8) - YINT)/SLOPE*(1/60)" office:value-type="float" office:value="4.03961165055262" calcext:value-type="float">
            <text:p>4.04</text:p>
          </table:table-cell>
          <table:table-cell table:style-name="ce5" office:value-type="string" calcext:value-type="string">
            <text:p>kingkong ubec</text:p>
          </table:table-cell>
          <table:table-cell table:style-name="ce5" table:number-columns-repeated="1011"/>
        </table:table-row>
        <table:table-row table:style-name="ro1">
          <table:table-cell table:style-name="ce14" table:formula="of:=(TOTAL_DISCHARGE_TIME/(6*60))" office:value-type="float" office:value="1.00277777778683" calcext:value-type="float">
            <text:p>1.00</text:p>
          </table:table-cell>
          <table:table-cell table:style-name="ce5" office:value-type="string" calcext:value-type="string">
            <text:p>Turnigy 3000mAh 2S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8.14" calcext:value-type="float">
            <text:p>8.14</text:p>
          </table:table-cell>
          <table:table-cell table:style-name="ce5" office:value-type="float" office:value="7.09" calcext:value-type="float">
            <text:p>7.09</text:p>
          </table:table-cell>
          <table:table-cell table:style-name="ce16" office:value-type="date" office:date-value="2016-05-13T22:42:00" calcext:value-type="date">
            <text:p>05/13/16 10:42 PM</text:p>
          </table:table-cell>
          <table:table-cell table:style-name="ce16" office:value-type="date" office:date-value="2016-05-14T04:43:00" calcext:value-type="date">
            <text:p>05/14/16 04:43 AM</text:p>
          </table:table-cell>
          <table:table-cell table:style-name="ce19" table:formula="of:=([.G11]-[.F11])*24*60" office:value-type="float" office:value="361.00000000326" calcext:value-type="float">
            <text:p>361</text:p>
          </table:table-cell>
          <table:table-cell table:style-name="ce14" table:formula="of:=[.H11]/60" office:value-type="float" office:value="6.01666666672099" calcext:value-type="float">
            <text:p>6.02</text:p>
          </table:table-cell>
          <table:table-cell table:style-name="ce14" table:formula="of:=(VOLT1-VOLT0)/[.H11]" office:value-type="float" office:value="-0.00290858725759146" calcext:value-type="float">
            <text:p>0.00</text:p>
          </table:table-cell>
          <table:table-cell table:style-name="ce14" table:formula="of:=VOLT0 - SLOPE*0" office:value-type="float" office:value="8.14" calcext:value-type="float">
            <text:p>8.14</text:p>
          </table:table-cell>
          <table:table-cell table:style-name="ce14" table:formula="of:=((VOLT0*0.8) - YINT)/SLOPE*(1/60)" office:value-type="float" office:value="9.32869841278265" calcext:value-type="float">
            <text:p>9.33</text:p>
          </table:table-cell>
          <table:table-cell table:style-name="ce5" office:value-type="string" calcext:value-type="string">
            <text:p>kingkong ubec</text:p>
          </table:table-cell>
          <table:table-cell table:style-name="ce5" table:number-columns-repeated="1011"/>
        </table:table-row>
        <table:table-row table:style-name="ro1">
          <table:table-cell table:formula="of:=(TOTAL_DISCHARGE_TIME/(6*60))" office:value-type="float" office:value="0.649999999994178" calcext:value-type="float">
            <text:p>0.65</text:p>
          </table:table-cell>
          <table:table-cell office:value-type="string" calcext:value-type="string">
            <text:p>1-cell 3000mAh</text:p>
          </table:table-cell>
          <table:table-cell office:value-type="float" office:value="0.6" calcext:value-type="float">
            <text:p>0.6</text:p>
          </table:table-cell>
          <table:table-cell office:value-type="float" office:value="3.89" calcext:value-type="float">
            <text:p>3.89</text:p>
          </table:table-cell>
          <table:table-cell office:value-type="float" office:value="3.35" calcext:value-type="float">
            <text:p>3.35</text:p>
          </table:table-cell>
          <table:table-cell table:style-name="ce15" office:value-type="date" office:date-value="2016-05-14T14:41:00" calcext:value-type="date">
            <text:p>05/14/16 02:41 PM</text:p>
          </table:table-cell>
          <table:table-cell table:style-name="ce15" office:value-type="date" office:date-value="2016-05-14T18:35:00" calcext:value-type="date">
            <text:p>05/14/16 06:35 PM</text:p>
          </table:table-cell>
          <table:table-cell table:formula="of:=([.G12]-[.F12])*24*60" office:value-type="float" office:value="233.999999997904" calcext:value-type="float">
            <text:p>234</text:p>
          </table:table-cell>
          <table:table-cell table:formula="of:=[.H12]/60" office:value-type="float" office:value="3.89999999996508" calcext:value-type="float">
            <text:p>3.90</text:p>
          </table:table-cell>
          <table:table-cell table:formula="of:=(VOLT1-VOLT0)/[.H12]" office:value-type="float" office:value="-0.00230769230771298" calcext:value-type="float">
            <text:p>0.00</text:p>
          </table:table-cell>
          <table:table-cell table:formula="of:=VOLT0 - SLOPE*0" office:value-type="float" office:value="3.89" calcext:value-type="float">
            <text:p>3.89</text:p>
          </table:table-cell>
          <table:table-cell table:formula="of:=((VOLT0*0.8) - YINT)/SLOPE*(1/60)" office:value-type="float" office:value="5.61888888883856" calcext:value-type="float">
            <text:p>5.62</text:p>
          </table:table-cell>
          <table:table-cell office:value-type="string" calcext:value-type="string">
            <text:p>powerboost</text:p>
          </table:table-cell>
          <table:table-cell table:number-columns-repeated="1011"/>
        </table:table-row>
        <table:table-row table:style-name="ro1">
          <table:table-cell table:formula="of:=(TOTAL_DISCHARGE_TIME/(6*60))" office:value-type="float" office:value="0" calcext:value-type="float">
            <text:p>0.00</text:p>
          </table:table-cell>
          <table:table-cell office:value-type="string" calcext:value-type="string">
            <text:p>Turnigy 2200mAh 3S 20C Lipo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TTERY_TYPE" table:base-cell-address="$Batteries.$M$2" table:cell-range-address="$Batteries.$M$1:.$M$1048576"/>
        <table:named-range table:name="CHARGER" table:base-cell-address="$Batteries.$A$2" table:cell-range-address="$Batteries.$N$1:.$N$9999"/>
        <table:named-range table:name="DEPTH" table:base-cell-address="$Batteries.$W$1" table:cell-range-address="$Batteries.$X$1:.$X$1048576"/>
        <table:named-range table:name="DEPTHMAX" table:base-cell-address="$Constraints.$A$4" table:cell-range-address="$Constraints.$B$4"/>
        <table:named-range table:name="DOLLAR_WH_KG" table:base-cell-address="$Batteries.$A$2" table:cell-range-address="$Batteries.$F$1:.$F$9999"/>
        <table:named-range table:name="ENERGY_DENSITY" table:base-cell-address="$Batteries.$A$2" table:cell-range-address="$Batteries.$J$1:.$J$9999"/>
        <table:named-range table:name="HEIGHT" table:base-cell-address="$Batteries.$Y$1" table:cell-range-address="$Batteries.$Z$1:.$Z$1048576"/>
        <table:named-range table:name="HEIGHTMAX" table:base-cell-address="$Constraints.$A$4" table:cell-range-address="$Constraints.$B$3"/>
        <table:named-range table:name="LENGTH" table:base-cell-address="$Batteries.$W$1" table:cell-range-address="$Batteries.$X$1:.$X$1048576"/>
        <table:named-range table:name="LENGTHMAX" table:base-cell-address="$Constraints.$A$4" table:cell-range-address="$Constraints.$B$4"/>
        <table:named-range table:name="LIFE_CYCLES" table:base-cell-address="$Batteries.$A$2" table:cell-range-address="$Batteries.$V$1:.$V$9999"/>
        <table:named-range table:name="MAH" table:base-cell-address="$Batteries.$A$2" table:cell-range-address="$Batteries.$H$1:.$H$9999"/>
        <table:named-range table:name="MAX_SAFE_DISCHARGE_AMPS" table:base-cell-address="$Batteries.$A$2" table:cell-range-address="$Batteries.$S$1:.$S$9999"/>
        <table:named-range table:name="MIN_DISCHARGE_CYCLES" table:base-cell-address="$Batteries.$A$2" table:cell-range-address="$Batteries.$V$1:.$V$9999"/>
        <table:named-range table:name="ONBOARD_CHARGER" table:base-cell-address="$Batteries.$A$2" table:cell-range-address="$Batteries.$P$1:.$P$9999"/>
        <table:named-range table:name="PASS_THROUGH" table:base-cell-address="$Batteries.$A$2" table:cell-range-address="$Batteries.$O$1:.$O$9999"/>
        <table:named-range table:name="PEAK_DISCHARGE" table:base-cell-address="$Batteries.$A$2" table:cell-range-address="$Batteries.$Q$1:.$Q$9999"/>
        <table:named-range table:name="PRICE" table:base-cell-address="$Batteries.$A$2" table:cell-range-address="$Batteries.$E$1:.$E$9999"/>
        <table:named-range table:name="SLA_HEIGHTMAX" table:base-cell-address="$Constraints.$B$6" table:cell-range-address="$Constraints.$B$6"/>
        <table:named-range table:name="SLA_HEIGIHTMAX" table:base-cell-address="$Constraints.$B$6" table:cell-range-address="$Constraints.$B$6"/>
        <table:named-range table:name="SLA_LENGTHMAX" table:base-cell-address="$Constraints.$B$7" table:cell-range-address="$Constraints.$B$7"/>
        <table:named-range table:name="SLA_WIDTHMAX" table:base-cell-address="$Constraints.$B$5" table:cell-range-address="$Constraints.$B$5"/>
        <table:named-range table:name="SLOPE" table:base-cell-address="$Measurements.$I$1" table:cell-range-address="$Measurements.$J$1:.$J$1048575"/>
        <table:named-range table:name="TIME0" table:base-cell-address="$Measurements.$F$1" table:cell-range-address="$Measurements.$F$1:.$F$1048575"/>
        <table:named-range table:name="TIME1" table:base-cell-address="$Measurements.$G$1" table:cell-range-address="$Measurements.$G$1:.$G$1048575"/>
        <table:named-range table:name="TOTAL_DISCHARGE_TIME" table:base-cell-address="$Measurements.$F$1" table:cell-range-address="$Measurements.$H$1:.$H$1048575"/>
        <table:named-range table:name="V0" table:base-cell-address="$Measurements.$D$1" table:cell-range-address="$Measurements.$D$1:.$D$1048575"/>
        <table:named-range table:name="VOLT0" table:base-cell-address="$Measurements.$D$1" table:cell-range-address="$Measurements.$D$1:.$D$1048575"/>
        <table:named-range table:name="VOLT1" table:base-cell-address="$Measurements.$E$1" table:cell-range-address="$Measurements.$E$1:.$E$1048575"/>
        <table:named-range table:name="VOLTAGE" table:base-cell-address="$Batteries.$A$2" table:cell-range-address="$Batteries.$G$1:.$G$9999"/>
        <table:named-range table:name="VOLUME" table:base-cell-address="$Batteries.$A$2" table:cell-range-address="$Batteries.$AA$1:.$AA$9999"/>
        <table:named-range table:name="WATT_HOURS" table:base-cell-address="$Batteries.$A$2" table:cell-range-address="$Batteries.$I$1:.$I$9999"/>
        <table:named-range table:name="WEIGHT" table:base-cell-address="$Batteries.$A$2" table:cell-range-address="$Batteries.$W$1:.$W$9999"/>
        <table:named-range table:name="WIDTH" table:base-cell-address="$Batteries.$X$1" table:cell-range-address="$Batteries.$Y$1:.$Y$1048576"/>
        <table:named-range table:name="WIDTHMAX" table:base-cell-address="$Constraints.$A$4" table:cell-range-address="$Constraints.$B$2"/>
        <table:named-range table:name="YINT" table:base-cell-address="$Measurements.$J$1" table:cell-range-address="$Measurements.$K$1:.$K$1048575"/>
      </table:named-expressions>
      <table:database-ranges>
        <table:database-range table:name="__Anonymous_Sheet_DB__0" table:target-range-address="Batteries.A1:Batteries.AG4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6:30:36.758624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3-16T17:07:04</meta:creation-date>
    <dc:date>2016-11-15T17:03:33.588662575</dc:date>
    <dc:creator>chris </dc:creator>
    <meta:editing-duration>P3DT51M18S</meta:editing-duration>
    <meta:editing-cycles>199</meta:editing-cycles>
    <meta:generator>LibreOffice/5.1.4.2$Linux_X86_64 LibreOffice_project/10m0$Build-2</meta:generator>
    <meta:document-statistic meta:table-count="4" meta:cell-count="1351" meta:object-count="0"/>
  </office:meta>
</office:document-meta>
</file>